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imes New Roman1" svg:font-family="'Times New Roman'"/>
    <style:font-face style:name="Times New Roman" svg:font-family="'Times New Roman', serif"/>
    <style:font-face style:name="Verdana" svg:font-family="Verdana, sans-serif"/>
    <style:font-face style:name="Lucida Sans1" svg:font-family="'Lucida Sans'" style:font-family-generic="swiss"/>
    <style:font-face style:name="LeawoodStd-Bold" svg:font-family="LeawoodStd-Bold" style:font-family-generic="roman" style:font-pitch="variable"/>
    <style:font-face style:name="LeawoodStd-Book" svg:font-family="LeawoodStd-Book" style:font-family-generic="roman" style:font-pitch="variable"/>
    <style:font-face style:name="LeawoodStd-BookItalic" svg:font-family="LeawoodStd-BookItal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style:font-size-asian="14pt" style:font-size-complex="14pt"/>
    </style:style>
    <style:style style:name="P2" style:family="paragraph" style:parent-style-name="Standard">
      <style:paragraph-properties fo:text-align="justify" style:justify-single-word="false"/>
      <style:text-properties style:font-name="Arial" fo:font-size="14pt" officeooo:paragraph-rsid="0019bacb" style:font-size-asian="14pt" style:font-size-complex="14pt"/>
    </style:style>
    <style:style style:name="P3" style:family="paragraph" style:parent-style-name="Standard">
      <style:paragraph-properties fo:text-align="justify" style:justify-single-word="false"/>
      <style:text-properties style:font-name="Arial" fo:font-size="14pt" officeooo:paragraph-rsid="001a6dd9" style:font-size-asian="14pt" style:font-size-complex="14pt"/>
    </style:style>
    <style:style style:name="P4" style:family="paragraph" style:parent-style-name="Standard">
      <style:paragraph-properties fo:text-align="justify" style:justify-single-word="false"/>
      <style:text-properties style:font-name="Arial" fo:font-size="12pt" officeooo:rsid="001bf5a5" officeooo:paragraph-rsid="001bf5a5" style:font-size-asian="10.5pt" style:font-size-complex="12pt"/>
    </style:style>
    <style:style style:name="P5" style:family="paragraph" style:parent-style-name="Standard">
      <style:paragraph-properties fo:text-align="justify" style:justify-single-word="false"/>
      <style:text-properties style:font-name="Arial" fo:font-size="12pt" officeooo:paragraph-rsid="0019bacb" style:font-size-asian="10.5pt" style:font-size-complex="12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fo:font-weight="normal" officeooo:paragraph-rsid="002b180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2f7f73" officeooo:paragraph-rsid="002f7f7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weight="bold" officeooo:rsid="001d3f7a" officeooo:paragraph-rsid="001d3f7a" style:font-weight-asian="bold" style:font-weight-complex="bold"/>
    </style:style>
    <style:style style:name="P10" style:family="paragraph" style:parent-style-name="Standard">
      <style:paragraph-properties fo:text-align="justify" style:justify-single-word="false"/>
      <style:text-properties style:font-name="Arial" fo:font-weight="bold" officeooo:rsid="002be526" officeooo:paragraph-rsid="002be526" style:font-weight-asian="bold" style:font-weight-complex="bold"/>
    </style:style>
    <style:style style:name="P11" style:family="paragraph" style:parent-style-name="Standard">
      <style:paragraph-properties fo:text-align="justify" style:justify-single-word="false"/>
      <style:text-properties style:font-name="Arial" officeooo:paragraph-rsid="001bf5a5"/>
    </style:style>
    <style:style style:name="P12" style:family="paragraph" style:parent-style-name="Standard">
      <style:paragraph-properties fo:text-align="justify" style:justify-single-word="false"/>
      <style:text-properties style:font-name="Arial" officeooo:paragraph-rsid="002b180a"/>
    </style:style>
    <style:style style:name="P13" style:family="paragraph" style:parent-style-name="Standard">
      <style:paragraph-properties fo:text-align="justify" style:justify-single-word="false"/>
      <style:text-properties style:font-name="Arial" fo:font-weight="normal" officeooo:rsid="001d3f7a" officeooo:paragraph-rsid="001d3f7a" style:font-weight-asian="normal" style:font-weight-complex="normal"/>
    </style:style>
    <style:style style:name="P14" style:family="paragraph" style:parent-style-name="Standard">
      <style:paragraph-properties fo:text-align="justify" style:justify-single-word="false"/>
      <style:text-properties style:font-name="Arial" fo:font-weight="normal" officeooo:rsid="002d22b7" officeooo:paragraph-rsid="002d22b7" style:font-weight-asian="normal" style:font-weight-complex="normal"/>
    </style:style>
    <style:style style:name="P15" style:family="paragraph" style:parent-style-name="Standard">
      <style:paragraph-properties fo:text-align="justify" style:justify-single-word="false"/>
      <style:text-properties officeooo:paragraph-rsid="001d3f7a"/>
    </style:style>
    <style:style style:name="P16" style:family="paragraph" style:parent-style-name="Standard">
      <style:paragraph-properties fo:text-align="justify" style:justify-single-word="false"/>
      <style:text-properties style:font-name="LeawoodStd-Bold" fo:font-size="14pt" fo:font-weight="bold" style:font-size-asian="14pt" style:font-weight-asian="bold" style:font-size-complex="14pt"/>
    </style:style>
    <style:style style:name="P17" style:family="paragraph" style:parent-style-name="Standard">
      <style:paragraph-properties fo:text-align="justify" style:justify-single-word="false"/>
      <style:text-properties style:font-name="Arial" fo:font-size="14pt" fo:font-weight="bold" style:font-size-asian="14pt" style:font-weight-asian="bold" style:font-size-complex="14pt"/>
    </style:style>
    <style:style style:name="P18" style:family="paragraph" style:parent-style-name="Standard">
      <style:paragraph-properties fo:text-align="justify" style:justify-single-word="false"/>
      <style:text-properties style:font-name="Arial" fo:font-size="14pt" style:font-size-asian="14pt" style:font-size-complex="14pt"/>
    </style:style>
    <style:style style:name="P19" style:family="paragraph" style:parent-style-name="Standard">
      <style:paragraph-properties fo:text-align="justify" style:justify-single-word="false"/>
      <style:text-properties style:font-name="Arial" fo:font-size="14pt" officeooo:paragraph-rsid="003d03e3" style:font-size-asian="14pt" style:font-size-complex="14pt"/>
    </style:style>
    <style:style style:name="P20" style:family="paragraph" style:parent-style-name="Standard">
      <style:paragraph-properties fo:text-align="justify" style:justify-single-word="false"/>
      <style:text-properties style:font-name="Arial" fo:font-size="14pt" officeooo:paragraph-rsid="0020f8c6" style:font-size-asian="14pt" style:font-size-complex="14pt"/>
    </style:style>
    <style:style style:name="P21" style:family="paragraph" style:parent-style-name="Standard">
      <style:paragraph-properties fo:text-align="justify" style:justify-single-word="false"/>
      <style:text-properties style:font-name="Arial" fo:font-size="14pt" officeooo:paragraph-rsid="004a58c9" style:font-size-asian="14pt" style:font-size-complex="14pt"/>
    </style:style>
    <style:style style:name="P22" style:family="paragraph" style:parent-style-name="Standard">
      <style:paragraph-properties fo:text-align="justify" style:justify-single-word="false"/>
      <style:text-properties style:font-name="Arial" fo:font-size="12pt" fo:font-weight="bold" officeooo:rsid="002efa54" officeooo:paragraph-rsid="002efa54" style:font-size-asian="10.5pt" style:font-weight-asian="bold" style:font-size-complex="12pt"/>
    </style:style>
    <style:style style:name="P23" style:family="paragraph" style:parent-style-name="Standard">
      <style:paragraph-properties fo:text-align="justify" style:justify-single-word="false"/>
      <style:text-properties style:font-name="Arial" fo:font-size="12pt" fo:font-weight="bold" officeooo:rsid="00466038" officeooo:paragraph-rsid="00466038"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Arial" fo:font-size="12pt" fo:font-weight="bold" officeooo:rsid="00113c28" officeooo:paragraph-rsid="004a58c9"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Arial" fo:font-size="12pt" fo:font-weight="bold" officeooo:rsid="0012d218" officeooo:paragraph-rsid="004a58c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fo:font-weight="bold" officeooo:rsid="0014e7a8" officeooo:paragraph-rsid="004a58c9"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Arial" fo:font-size="12pt" fo:font-weight="bold" officeooo:rsid="0016b30d" officeooo:paragraph-rsid="004a58c9"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Arial" fo:font-size="12pt" fo:font-weight="bold" officeooo:rsid="0025d054" officeooo:paragraph-rsid="004a58c9"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Arial" fo:font-size="12pt" fo:font-weight="bold" officeooo:rsid="002bd885" officeooo:paragraph-rsid="004a58c9"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Arial" fo:font-size="12pt" fo:font-weight="bold" officeooo:rsid="001a988f" officeooo:paragraph-rsid="004a58c9"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Arial" fo:font-size="12pt" fo:font-weight="bold" officeooo:rsid="001b74b3" officeooo:paragraph-rsid="004a58c9"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Arial" fo:font-size="12pt" fo:font-weight="bold" officeooo:rsid="001e90ad" officeooo:paragraph-rsid="004a58c9"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Arial" fo:font-size="12pt" fo:font-weight="bold" officeooo:rsid="0020cff8" officeooo:paragraph-rsid="004a58c9"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Arial" fo:font-size="12pt" fo:font-weight="bold" officeooo:rsid="0021c992" officeooo:paragraph-rsid="004a58c9"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Arial" fo:font-size="12pt" officeooo:rsid="0032a718" officeooo:paragraph-rsid="0032a718" style:font-size-asian="10.5pt" style:font-size-complex="12pt"/>
    </style:style>
    <style:style style:name="P36" style:family="paragraph" style:parent-style-name="Standard">
      <style:paragraph-properties fo:text-align="justify" style:justify-single-word="false"/>
      <style:text-properties style:font-name="Arial" fo:font-size="12pt" style:font-size-asian="10.5pt" style:font-size-complex="12pt"/>
    </style:style>
    <style:style style:name="P37" style:family="paragraph" style:parent-style-name="Standard">
      <style:paragraph-properties fo:text-align="justify" style:justify-single-word="false"/>
      <style:text-properties style:font-name="Arial" fo:font-size="12pt" officeooo:rsid="00334eba" officeooo:paragraph-rsid="00334eba" style:font-size-asian="10.5pt" style:font-size-complex="12pt"/>
    </style:style>
    <style:style style:name="P38" style:family="paragraph" style:parent-style-name="Standard">
      <style:paragraph-properties fo:text-align="justify" style:justify-single-word="false"/>
      <style:text-properties style:font-name="Arial" fo:font-size="12pt" officeooo:rsid="0036d375" officeooo:paragraph-rsid="0036d375" style:font-size-asian="10.5pt" style:font-size-complex="12pt"/>
    </style:style>
    <style:style style:name="P39" style:family="paragraph" style:parent-style-name="Standard">
      <style:paragraph-properties fo:text-align="justify" style:justify-single-word="false"/>
      <style:text-properties style:font-name="Arial" fo:font-size="12pt" officeooo:rsid="003d03e3" officeooo:paragraph-rsid="003d03e3" style:font-size-asian="10.5pt" style:font-size-complex="12pt"/>
    </style:style>
    <style:style style:name="P40" style:family="paragraph" style:parent-style-name="Standard">
      <style:paragraph-properties fo:text-align="justify" style:justify-single-word="false"/>
      <style:text-properties style:font-name="Arial" fo:font-size="12pt" officeooo:rsid="00440212" officeooo:paragraph-rsid="00440212" style:font-size-asian="10.5pt" style:font-size-complex="12pt"/>
    </style:style>
    <style:style style:name="P41" style:family="paragraph" style:parent-style-name="Standard">
      <style:paragraph-properties fo:text-align="justify" style:justify-single-word="false"/>
      <style:text-properties style:font-name="Arial" fo:font-size="12pt" officeooo:rsid="00466038" officeooo:paragraph-rsid="00466038" style:font-size-asian="10.5pt" style:font-size-complex="12pt"/>
    </style:style>
    <style:style style:name="P42" style:family="paragraph" style:parent-style-name="Standard">
      <style:paragraph-properties fo:text-align="justify" style:justify-single-word="false"/>
      <style:text-properties style:font-name="Arial" fo:font-size="12pt" officeooo:rsid="0012d218" officeooo:paragraph-rsid="004a58c9" style:font-size-asian="10.5pt" style:font-size-complex="12pt"/>
    </style:style>
    <style:style style:name="P43" style:family="paragraph" style:parent-style-name="Standard">
      <style:paragraph-properties fo:text-align="justify" style:justify-single-word="false"/>
      <style:text-properties style:font-name="Arial" fo:font-size="12pt" officeooo:rsid="001369a6" officeooo:paragraph-rsid="004a58c9" style:font-size-asian="10.5pt" style:font-size-complex="12pt"/>
    </style:style>
    <style:style style:name="P44" style:family="paragraph" style:parent-style-name="Standard">
      <style:paragraph-properties fo:text-align="justify" style:justify-single-word="false"/>
      <style:text-properties style:font-name="Arial" fo:font-size="12pt" officeooo:rsid="0013f507" officeooo:paragraph-rsid="004a58c9" style:font-size-asian="12pt" style:font-size-complex="12pt"/>
    </style:style>
    <style:style style:name="P45" style:family="paragraph" style:parent-style-name="Standard">
      <style:paragraph-properties fo:text-align="justify" style:justify-single-word="false"/>
      <style:text-properties style:font-name="Arial" fo:font-size="12pt" officeooo:paragraph-rsid="004a58c9" style:font-size-asian="12pt" style:font-size-complex="12pt"/>
    </style:style>
    <style:style style:name="P46" style:family="paragraph" style:parent-style-name="Standard">
      <style:paragraph-properties fo:text-align="justify" style:justify-single-word="false"/>
      <style:text-properties style:font-name="Arial" fo:font-size="12pt" officeooo:rsid="0075ec51" officeooo:paragraph-rsid="004a58c9" style:font-size-asian="12pt" style:font-size-complex="12pt"/>
    </style:style>
    <style:style style:name="P47" style:family="paragraph" style:parent-style-name="Standard">
      <style:text-properties style:font-name="Arial" fo:font-size="12pt" officeooo:paragraph-rsid="004a58c9" style:font-size-asian="12pt" style:font-size-complex="12pt"/>
    </style:style>
    <style:style style:name="P48" style:family="paragraph" style:parent-style-name="Standard">
      <style:paragraph-properties fo:text-align="justify" style:justify-single-word="false"/>
      <style:text-properties style:font-name="Arial" fo:font-size="12pt" style:text-underline-style="none" fo:font-weight="bold" officeooo:rsid="00277a2d" officeooo:paragraph-rsid="004a58c9"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Arial" fo:font-size="12pt" fo:font-weight="normal" officeooo:rsid="0064e088" officeooo:paragraph-rsid="004a58c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Arial" fo:font-size="12pt" fo:font-weight="normal" officeooo:rsid="009c83df" officeooo:paragraph-rsid="004a58c9"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Arial" fo:font-size="15pt" officeooo:paragraph-rsid="004a58c9" style:font-size-asian="15pt" style:font-size-complex="15pt"/>
    </style:style>
    <style:style style:name="P52" style:family="paragraph" style:parent-style-name="Standard">
      <style:paragraph-properties fo:text-align="justify" style:justify-single-word="false"/>
      <style:text-properties style:font-name="Arial" fo:font-size="15pt" fo:font-weight="bold" officeooo:rsid="0012d218" officeooo:paragraph-rsid="004a58c9" style:font-size-asian="15pt" style:font-weight-asian="bold" style:font-size-complex="15pt" style:font-weight-complex="bold"/>
    </style:style>
    <style:style style:name="P53" style:family="paragraph" style:parent-style-name="Standard">
      <style:paragraph-properties fo:text-align="justify" style:justify-single-word="false"/>
      <style:text-properties style:font-name="Arial" officeooo:paragraph-rsid="004a58c9"/>
    </style:style>
    <style:style style:name="P54" style:family="paragraph" style:parent-style-name="Standard">
      <style:paragraph-properties fo:text-align="justify" style:justify-single-word="false"/>
      <style:text-properties style:font-name="Arial" style:text-underline-style="none" officeooo:paragraph-rsid="004a58c9"/>
    </style:style>
    <style:style style:name="P55" style:family="paragraph" style:parent-style-name="Standard">
      <style:text-properties style:font-name="Arial" officeooo:paragraph-rsid="004a58c9"/>
    </style:style>
    <style:style style:name="P56" style:family="paragraph" style:parent-style-name="Standard">
      <style:paragraph-properties fo:text-align="justify" style:justify-single-word="false"/>
      <style:text-properties officeooo:paragraph-rsid="004a58c9"/>
    </style:style>
    <style:style style:name="P57" style:family="paragraph" style:parent-style-name="Standard">
      <style:paragraph-properties fo:text-align="justify" style:justify-single-word="false"/>
      <style:text-properties style:font-name="Arial" fo:font-size="12pt" fo:font-weight="bold" officeooo:rsid="00466038" officeooo:paragraph-rsid="00466038"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Arial" fo:font-weight="bold" officeooo:rsid="0049c567" officeooo:paragraph-rsid="0049c567" style:font-weight-asian="bold" style:font-weight-complex="bold"/>
    </style:style>
    <style:style style:name="P59" style:family="paragraph" style:parent-style-name="Standard">
      <style:paragraph-properties fo:text-align="center" style:justify-single-word="false"/>
      <style:text-properties style:font-name="Arial" fo:font-size="14pt" fo:font-weight="bold" officeooo:rsid="004dabd1" officeooo:paragraph-rsid="004dabd1" style:font-size-asian="12.25pt" style:font-weight-asian="bold" style:font-size-complex="14pt" style:font-weight-complex="bold"/>
    </style:style>
    <style:style style:name="P60" style:family="paragraph" style:parent-style-name="Standard">
      <style:paragraph-properties fo:text-align="justify" style:justify-single-word="false"/>
      <style:text-properties fo:color="#000000" style:font-name="Arial" fo:font-size="12pt" fo:font-weight="normal" officeooo:rsid="009fb440" officeooo:paragraph-rsid="004a58c9"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Arial" fo:font-size="12pt" fo:font-weight="normal" officeooo:rsid="00113c28" officeooo:paragraph-rsid="004a58c9"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Arial" fo:font-size="12pt" fo:font-weight="normal" officeooo:rsid="0012d218" officeooo:paragraph-rsid="004a58c9"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Arial" fo:font-size="12pt" fo:font-weight="normal" officeooo:rsid="001369a6" officeooo:paragraph-rsid="004a58c9"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Arial" fo:font-size="12pt" fo:font-weight="normal" officeooo:rsid="0013f507" officeooo:paragraph-rsid="004a58c9"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Arial" fo:font-size="12pt" fo:font-weight="normal" officeooo:rsid="0050122e" officeooo:paragraph-rsid="004a58c9"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Arial" fo:font-size="12pt" fo:font-weight="normal" officeooo:rsid="00555bef" officeooo:paragraph-rsid="004a58c9"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Arial" fo:font-size="12pt" fo:font-weight="normal" officeooo:rsid="0063d705" officeooo:paragraph-rsid="004a58c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Arial" fo:font-size="12pt" fo:font-weight="normal" officeooo:rsid="0064e088" officeooo:paragraph-rsid="004a58c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Arial" fo:font-size="12pt" fo:font-weight="normal" officeooo:rsid="00862ae8" officeooo:paragraph-rsid="004a58c9"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Arial" fo:font-size="12pt" fo:font-weight="normal" officeooo:rsid="0015ff0a" officeooo:paragraph-rsid="004a58c9"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Arial" fo:font-size="12pt" fo:font-weight="normal" officeooo:rsid="0014e7a8" officeooo:paragraph-rsid="004a58c9"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Arial" fo:font-size="12pt" fo:font-weight="normal" officeooo:rsid="0025d054" officeooo:paragraph-rsid="004a58c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Arial" fo:font-size="12pt" fo:font-weight="normal" officeooo:rsid="00277a2d" officeooo:paragraph-rsid="004a58c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Arial" fo:font-size="12pt" fo:font-weight="normal" officeooo:rsid="001a988f" officeooo:paragraph-rsid="004a58c9"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Arial" fo:font-size="12pt" fo:font-weight="normal" officeooo:rsid="001b74b3" officeooo:paragraph-rsid="004a58c9"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Arial" fo:font-size="12pt" fo:font-weight="normal" officeooo:rsid="0020cff8" officeooo:paragraph-rsid="004a58c9"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Arial" fo:font-size="12pt" fo:font-weight="bold" officeooo:rsid="004febbc" officeooo:paragraph-rsid="004a58c9" style:font-size-asian="10.5pt" style:font-weight-asian="bold" style:font-size-complex="12pt" style:font-weight-complex="bold"/>
    </style:style>
    <style:style style:name="P78" style:family="paragraph" style:parent-style-name="Standard">
      <style:paragraph-properties fo:text-align="justify" style:justify-single-word="false"/>
      <style:text-properties fo:color="#000000" style:font-name="Arial" fo:font-size="12pt" fo:font-weight="bold" officeooo:rsid="0050122e" officeooo:paragraph-rsid="004a58c9" style:font-size-asian="10.5pt" style:font-weight-asian="bold" style:font-size-complex="12pt" style:font-weight-complex="bold"/>
    </style:style>
    <style:style style:name="P79" style:family="paragraph" style:parent-style-name="Standard">
      <style:paragraph-properties fo:text-align="justify" style:justify-single-word="false"/>
      <style:text-properties fo:color="#000000" style:font-name="Arial" fo:font-size="12pt" fo:font-weight="bold" officeooo:rsid="005408e7" officeooo:paragraph-rsid="004a58c9" style:font-size-asian="10.5pt" style:font-weight-asian="bold" style:font-size-complex="12pt" style:font-weight-complex="bold"/>
    </style:style>
    <style:style style:name="P80" style:family="paragraph" style:parent-style-name="Standard">
      <style:paragraph-properties fo:text-align="justify" style:justify-single-word="false"/>
      <style:text-properties fo:color="#000000" style:font-name="Arial" fo:font-size="12pt" fo:font-weight="bold" officeooo:rsid="00555bef" officeooo:paragraph-rsid="004a58c9" style:font-size-asian="10.5pt" style:font-weight-asian="bold" style:font-size-complex="12pt" style:font-weight-complex="bold"/>
    </style:style>
    <style:style style:name="P81" style:family="paragraph" style:parent-style-name="Standard">
      <style:paragraph-properties fo:text-align="justify" style:justify-single-word="false"/>
      <style:text-properties fo:color="#000000" style:font-name="Arial" fo:font-size="12pt" fo:font-weight="bold" officeooo:rsid="005109a1" officeooo:paragraph-rsid="004a58c9" style:font-size-asian="10.5pt" style:font-weight-asian="bold" style:font-size-complex="12pt" style:font-weight-complex="bold"/>
    </style:style>
    <style:style style:name="P82" style:family="paragraph" style:parent-style-name="Standard">
      <style:paragraph-properties fo:text-align="justify" style:justify-single-word="false"/>
      <style:text-properties fo:color="#000000" style:font-name="Arial" fo:font-size="12pt" fo:font-weight="bold" officeooo:rsid="00574b11" officeooo:paragraph-rsid="004a58c9" style:font-size-asian="10.5pt" style:font-weight-asian="bold" style:font-size-complex="12pt" style:font-weight-complex="bold"/>
    </style:style>
    <style:style style:name="P83" style:family="paragraph" style:parent-style-name="Standard">
      <style:paragraph-properties fo:text-align="justify" style:justify-single-word="false"/>
      <style:text-properties fo:color="#000000" style:font-name="Arial" fo:font-size="12pt" fo:font-weight="bold" officeooo:rsid="0085d88a" officeooo:paragraph-rsid="004a58c9" style:font-size-asian="10.5pt" style:font-weight-asian="bold" style:font-size-complex="12pt" style:font-weight-complex="bold"/>
    </style:style>
    <style:style style:name="P84" style:family="paragraph" style:parent-style-name="Standard">
      <style:paragraph-properties fo:text-align="justify" style:justify-single-word="false"/>
      <style:text-properties fo:color="#000000" style:font-name="Arial" fo:font-size="12pt" fo:font-weight="bold" officeooo:rsid="00862ae8" officeooo:paragraph-rsid="004a58c9" style:font-size-asian="10.5pt" style:font-weight-asian="bold" style:font-size-complex="12pt" style:font-weight-complex="bold"/>
    </style:style>
    <style:style style:name="P85" style:family="paragraph" style:parent-style-name="Standard">
      <style:paragraph-properties fo:text-align="justify" style:justify-single-word="false"/>
      <style:text-properties fo:color="#000000" style:font-name="Arial" fo:font-size="12pt" fo:font-weight="bold" officeooo:rsid="0087043b" officeooo:paragraph-rsid="004a58c9" style:font-size-asian="10.5pt" style:font-weight-asian="bold" style:font-size-complex="12pt" style:font-weight-complex="bold"/>
    </style:style>
    <style:style style:name="P86" style:family="paragraph" style:parent-style-name="Standard">
      <style:paragraph-properties fo:text-align="justify" style:justify-single-word="false"/>
      <style:text-properties fo:color="#000000" style:font-name="Arial" fo:font-size="12pt" fo:font-weight="bold" officeooo:rsid="00879e85" officeooo:paragraph-rsid="004a58c9" style:font-size-asian="10.5pt" style:font-weight-asian="bold" style:font-size-complex="12pt" style:font-weight-complex="bold"/>
    </style:style>
    <style:style style:name="P87" style:family="paragraph" style:parent-style-name="Standard">
      <style:paragraph-properties fo:text-align="justify" style:justify-single-word="false"/>
      <style:text-properties fo:color="#000000" style:font-name="Arial" fo:font-size="12pt" officeooo:rsid="0013f507" officeooo:paragraph-rsid="004a58c9" style:font-size-asian="12pt" style:font-size-complex="12pt"/>
    </style:style>
    <style:style style:name="P88" style:family="paragraph" style:parent-style-name="Standard">
      <style:paragraph-properties fo:text-align="justify" style:justify-single-word="false"/>
      <style:text-properties fo:color="#000000" style:font-name="Arial" fo:font-size="12pt" officeooo:paragraph-rsid="004a58c9" style:font-size-asian="12pt" style:font-size-complex="12pt"/>
    </style:style>
    <style:style style:name="P89" style:family="paragraph" style:parent-style-name="Standard">
      <style:paragraph-properties fo:text-align="justify" style:justify-single-word="false"/>
      <style:text-properties fo:color="#000000" style:font-name="Arial" fo:font-size="12pt" officeooo:rsid="0012d218" officeooo:paragraph-rsid="004a58c9" style:font-size-asian="10.5pt" style:font-size-complex="12pt"/>
    </style:style>
    <style:style style:name="P90" style:family="paragraph" style:parent-style-name="Standard">
      <style:paragraph-properties fo:text-align="justify" style:justify-single-word="false"/>
      <style:text-properties fo:color="#000000" style:font-name="Arial" fo:font-size="12pt" officeooo:rsid="001369a6" officeooo:paragraph-rsid="004a58c9" style:font-size-asian="10.5pt" style:font-size-complex="12pt"/>
    </style:style>
    <style:style style:name="P91" style:family="paragraph" style:parent-style-name="Standard">
      <style:paragraph-properties fo:text-align="justify" style:justify-single-word="false"/>
      <style:text-properties fo:color="#000000" style:font-name="Arial" fo:font-size="12pt" officeooo:rsid="0034f0ec" officeooo:paragraph-rsid="004a58c9" style:font-size-asian="10.5pt" style:font-size-complex="12pt"/>
    </style:style>
    <style:style style:name="P92" style:family="paragraph" style:parent-style-name="Standard">
      <style:paragraph-properties fo:text-align="justify" style:justify-single-word="false"/>
      <style:text-properties fo:color="#000000" style:font-name="Arial" fo:font-size="12pt" officeooo:rsid="003fb3db" officeooo:paragraph-rsid="004a58c9" style:font-size-asian="10.5pt" style:font-size-complex="12pt"/>
    </style:style>
    <style:style style:name="P93" style:family="paragraph" style:parent-style-name="Standard">
      <style:paragraph-properties fo:text-align="justify" style:justify-single-word="false"/>
      <style:text-properties fo:color="#000000" style:font-name="Arial" fo:font-size="12pt" officeooo:rsid="00480b8d" officeooo:paragraph-rsid="004a58c9" style:font-size-asian="10.5pt" style:font-size-complex="12pt"/>
    </style:style>
    <style:style style:name="P94" style:family="paragraph" style:parent-style-name="Standard">
      <style:paragraph-properties fo:text-align="justify" style:justify-single-word="false"/>
      <style:text-properties fo:color="#000000" style:font-name="Arial" fo:font-size="12pt" officeooo:rsid="00989f8b" officeooo:paragraph-rsid="004a58c9" style:font-size-asian="10.5pt" style:font-size-complex="12pt"/>
    </style:style>
    <style:style style:name="P95" style:family="paragraph" style:parent-style-name="Standard">
      <style:paragraph-properties fo:text-align="justify" style:justify-single-word="false"/>
      <style:text-properties fo:color="#000000" style:font-name="Arial" fo:font-size="12pt" officeooo:paragraph-rsid="004a58c9" style:font-size-asian="10.5pt" style:font-size-complex="12pt"/>
    </style:style>
    <style:style style:name="P96" style:family="paragraph" style:parent-style-name="Standard">
      <style:paragraph-properties fo:text-align="justify" style:justify-single-word="false"/>
      <style:text-properties fo:color="#000000" style:font-name="Arial" fo:font-size="12pt" officeooo:rsid="007f335e" officeooo:paragraph-rsid="004a58c9" style:font-size-asian="10.5pt" style:font-size-complex="12pt"/>
    </style:style>
    <style:style style:name="P97" style:family="paragraph" style:parent-style-name="Standard">
      <style:paragraph-properties fo:text-align="justify" style:justify-single-word="false"/>
      <style:text-properties fo:color="#000000" style:font-name="Arial" fo:font-size="15pt" officeooo:paragraph-rsid="004a58c9" style:font-size-asian="15pt" style:font-size-complex="15pt"/>
    </style:style>
    <style:style style:name="P98" style:family="paragraph" style:parent-style-name="Standard">
      <style:paragraph-properties fo:text-align="justify" style:justify-single-word="false"/>
      <style:text-properties fo:color="#000000" style:font-name="Arial" fo:font-size="15pt" officeooo:rsid="001b701d" officeooo:paragraph-rsid="004a58c9" style:font-size-asian="15pt" style:font-size-complex="15pt"/>
    </style:style>
    <style:style style:name="P99" style:family="paragraph" style:parent-style-name="Standard">
      <style:paragraph-properties fo:text-align="justify" style:justify-single-word="false"/>
      <style:text-properties fo:color="#000000" style:font-name="Arial" fo:font-size="15pt" officeooo:rsid="000c6ac2" officeooo:paragraph-rsid="004a58c9" style:font-size-asian="15pt" style:font-size-complex="15pt"/>
    </style:style>
    <style:style style:name="P100" style:family="paragraph" style:parent-style-name="Standard">
      <style:paragraph-properties fo:text-align="justify" style:justify-single-word="false"/>
      <style:text-properties fo:color="#000000" style:font-name="Arial" fo:font-size="15pt" fo:font-weight="normal" officeooo:rsid="003e2ae5" officeooo:paragraph-rsid="004a58c9" style:font-size-asian="15pt" style:font-weight-asian="normal" style:font-size-complex="15pt" style:font-weight-complex="normal"/>
    </style:style>
    <style:style style:name="P101" style:family="paragraph" style:parent-style-name="Standard">
      <style:paragraph-properties fo:text-align="justify" style:justify-single-word="false"/>
      <style:text-properties fo:color="#000000" style:font-name="Arial" fo:font-size="15pt" fo:font-weight="bold" officeooo:paragraph-rsid="004a58c9" style:font-size-asian="15pt" style:font-weight-asian="bold" style:font-size-complex="15pt"/>
    </style:style>
    <style:style style:name="P102" style:family="paragraph" style:parent-style-name="Standard">
      <style:paragraph-properties fo:text-align="justify" style:justify-single-word="false"/>
      <style:text-properties fo:color="#000000" style:font-name="Arial" fo:font-size="15pt" fo:font-weight="bold" officeooo:rsid="009fb440" officeooo:paragraph-rsid="004a58c9" style:font-size-asian="13.1000003814697pt" style:font-weight-asian="bold" style:font-size-complex="15pt" style:font-weight-complex="bold"/>
    </style:style>
    <style:style style:name="P103" style:family="paragraph" style:parent-style-name="Standard">
      <style:paragraph-properties fo:text-align="justify" style:justify-single-word="false"/>
      <style:text-properties fo:color="#000000" style:font-name="Arial" fo:font-size="14pt" officeooo:paragraph-rsid="004a58c9" style:font-size-asian="14pt" style:font-size-complex="14pt"/>
    </style:style>
    <style:style style:name="P104" style:family="paragraph" style:parent-style-name="Standard">
      <style:paragraph-properties fo:text-align="justify" style:justify-single-word="false"/>
      <style:text-properties fo:color="#000000" style:font-name="Arial" fo:font-size="14pt" fo:font-weight="bold" officeooo:rsid="00113c28" officeooo:paragraph-rsid="004a58c9" style:font-size-asian="14pt" style:font-weight-asian="bold" style:font-size-complex="14pt" style:font-weight-complex="bold"/>
    </style:style>
    <style:style style:name="P105" style:family="paragraph" style:parent-style-name="Standard">
      <style:paragraph-properties fo:text-align="justify" style:justify-single-word="false"/>
      <style:text-properties fo:color="#000000" style:font-name="Arial1" fo:font-size="12pt" fo:font-weight="normal" officeooo:rsid="0053843e" officeooo:paragraph-rsid="0053843e"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fo:color="#000000" style:font-name="Arial1" fo:font-size="12pt" fo:font-weight="normal" officeooo:rsid="0053843e" officeooo:paragraph-rsid="0053843e"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color="#000000" style:font-name="Arial1" fo:font-size="12pt" fo:font-weight="normal" officeooo:rsid="0053843e" officeooo:paragraph-rsid="0055681b"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fo:color="#000000" style:font-name="Arial1" fo:font-size="12pt" fo:font-weight="normal" officeooo:rsid="0053843e" officeooo:paragraph-rsid="00674bf8" style:font-size-asian="12pt" style:font-weight-asian="normal" style:font-size-complex="12pt" style:font-weight-complex="normal"/>
    </style:style>
    <style:style style:name="P109" style:family="paragraph" style:parent-style-name="Standard">
      <style:paragraph-properties fo:text-align="center" style:justify-single-word="false"/>
      <style:text-properties fo:color="#000000" style:font-name="Arial1" fo:font-size="14pt" fo:font-weight="bold" officeooo:rsid="0053843e" officeooo:paragraph-rsid="0053843e" style:font-size-asian="12.25pt" style:font-weight-asian="bold" style:font-size-complex="14pt" style:font-weight-complex="bold"/>
    </style:style>
    <style:style style:name="P110" style:family="paragraph" style:parent-style-name="Standard">
      <style:paragraph-properties fo:text-align="justify" style:justify-single-word="false"/>
      <style:text-properties fo:color="#000000" style:font-name="Arial1" fo:font-size="14pt" fo:font-weight="normal" officeooo:rsid="0053843e" officeooo:paragraph-rsid="0053843e" style:font-size-asian="12.25pt" style:font-weight-asian="normal" style:font-size-complex="14pt" style:font-weight-complex="normal"/>
    </style:style>
    <style:style style:name="P111" style:family="paragraph" style:parent-style-name="Standard">
      <style:paragraph-properties fo:text-align="justify" style:justify-single-word="false"/>
      <style:text-properties fo:color="#000000" style:font-name="Arial1" fo:font-size="14pt" fo:font-weight="normal" officeooo:rsid="0053843e" officeooo:paragraph-rsid="0055681b"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style:font-name="LeawoodStd-Bold" fo:font-size="14pt" fo:font-weight="bold" style:font-size-asian="14pt" style:font-weight-asian="bold" style:font-size-complex="14pt"/>
    </style:style>
    <style:style style:name="P113" style:family="paragraph" style:parent-style-name="Standard">
      <style:paragraph-properties fo:text-align="center" style:justify-single-word="false"/>
      <style:text-properties style:font-name="Arial1" fo:font-size="14pt" fo:font-weight="bold" officeooo:rsid="004eb73b" officeooo:paragraph-rsid="004eb73b" style:font-size-asian="14pt" style:font-weight-asian="bold" style:font-size-complex="14pt"/>
    </style:style>
    <style:style style:name="P114" style:family="paragraph" style:parent-style-name="Standard">
      <style:paragraph-properties fo:text-align="justify" style:justify-single-word="false"/>
      <style:text-properties style:font-name="Arial1" fo:font-size="12pt" style:font-size-asian="12pt" style:font-size-complex="12pt"/>
    </style:style>
    <style:style style:name="P115" style:family="paragraph" style:parent-style-name="Standard">
      <style:paragraph-properties fo:text-align="justify" style:justify-single-word="false"/>
      <style:text-properties style:font-name="Arial1" fo:font-size="12pt" officeooo:paragraph-rsid="0053843e" style:font-size-asian="12pt" style:font-size-complex="12pt"/>
    </style:style>
    <style:style style:name="P116" style:family="paragraph" style:parent-style-name="Standard">
      <style:paragraph-properties fo:line-height="115%"/>
      <style:text-properties style:font-name="Arial1" fo:font-size="12pt" style:font-size-asian="12pt" style:font-size-complex="12pt"/>
    </style:style>
    <style:style style:name="P117" style:family="paragraph" style:parent-style-name="Text_20_body">
      <style:paragraph-properties fo:text-align="justify" style:justify-single-word="false"/>
      <style:text-properties fo:color="#000000" style:font-name="Arial" fo:font-size="12pt" officeooo:paragraph-rsid="004a58c9" style:font-size-asian="12pt" style:font-size-complex="12pt"/>
    </style:style>
    <style:style style:name="P118" style:family="paragraph" style:parent-style-name="Text_20_body">
      <style:paragraph-properties fo:text-align="justify" style:justify-single-word="false"/>
      <style:text-properties fo:color="#000000" style:font-name="Arial" fo:font-size="12pt" fo:font-weight="normal" officeooo:rsid="009fb440" officeooo:paragraph-rsid="004a58c9" style:font-size-asian="10.5pt" style:font-weight-asian="normal" style:font-size-complex="12pt" style:font-weight-complex="normal"/>
    </style:style>
    <style:style style:name="P119" style:family="paragraph" style:parent-style-name="Text_20_body">
      <style:text-properties officeooo:rsid="0096daba" officeooo:paragraph-rsid="004a58c9"/>
    </style:style>
    <style:style style:name="P120" style:family="paragraph" style:parent-style-name="Text_20_body">
      <style:paragraph-properties fo:text-align="justify" style:justify-single-word="false"/>
      <style:text-properties style:font-name="Arial" officeooo:paragraph-rsid="004a58c9"/>
    </style:style>
    <style:style style:name="P121" style:family="paragraph" style:parent-style-name="Text_20_body">
      <style:text-properties officeooo:paragraph-rsid="004a58c9"/>
    </style:style>
    <style:style style:name="T1" style:family="text">
      <style:text-properties fo:font-size="12pt" officeooo:rsid="001bf5a5" style:font-size-asian="10.5pt" style:font-size-complex="12pt"/>
    </style:style>
    <style:style style:name="T2" style:family="text">
      <style:text-properties fo:font-size="12pt" fo:font-weight="bold" officeooo:rsid="001bf5a5" style:font-size-asian="10.5pt" style:font-weight-asian="bold" style:font-size-complex="12pt" style:font-weight-complex="bold"/>
    </style:style>
    <style:style style:name="T3" style:family="text">
      <style:text-properties fo:font-size="12pt" fo:font-weight="bold" officeooo:rsid="002b180a" style:font-size-asian="10.5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officeooo:rsid="001d3f7a"/>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19bacb" style:font-weight-asian="bold"/>
    </style:style>
    <style:style style:name="T10" style:family="text">
      <style:text-properties fo:font-weight="normal" style:font-weight-asian="normal" style:font-weight-complex="normal"/>
    </style:style>
    <style:style style:name="T11" style:family="text">
      <style:text-properties fo:font-weight="normal" officeooo:rsid="00484b2c" style:font-weight-asian="normal" style:font-weight-complex="normal"/>
    </style:style>
    <style:style style:name="T12" style:family="text">
      <style:text-properties fo:font-weight="normal" officeooo:rsid="004a434f" style:font-weight-asian="normal" style:font-weight-complex="normal"/>
    </style:style>
    <style:style style:name="T13" style:family="text">
      <style:text-properties fo:font-weight="normal" officeooo:rsid="00522bc6" style:font-weight-asian="normal" style:font-weight-complex="normal"/>
    </style:style>
    <style:style style:name="T14" style:family="text">
      <style:text-properties fo:font-weight="normal" officeooo:rsid="0050122e" style:font-weight-asian="normal" style:font-weight-complex="normal"/>
    </style:style>
    <style:style style:name="T15" style:family="text">
      <style:text-properties fo:font-weight="normal" officeooo:rsid="005c5630" style:font-weight-asian="normal" style:font-weight-complex="normal"/>
    </style:style>
    <style:style style:name="T16" style:family="text">
      <style:text-properties fo:font-weight="normal" officeooo:rsid="0054a049" style:font-weight-asian="normal" style:font-weight-complex="normal"/>
    </style:style>
    <style:style style:name="T17" style:family="text">
      <style:text-properties fo:font-weight="normal" officeooo:rsid="00555550" style:font-weight-asian="normal" style:font-weight-complex="normal"/>
    </style:style>
    <style:style style:name="T18" style:family="text">
      <style:text-properties fo:font-weight="normal" officeooo:rsid="00555bef" style:font-weight-asian="normal" style:font-weight-complex="normal"/>
    </style:style>
    <style:style style:name="T19" style:family="text">
      <style:text-properties fo:font-weight="normal" officeooo:rsid="00879e85" style:font-weight-asian="normal" style:font-weight-complex="normal"/>
    </style:style>
    <style:style style:name="T20" style:family="text">
      <style:text-properties fo:font-weight="normal" officeooo:rsid="00890a73" style:font-weight-asian="normal" style:font-weight-complex="normal"/>
    </style:style>
    <style:style style:name="T21" style:family="text">
      <style:text-properties fo:font-style="italic" style:font-style-asian="italic"/>
    </style:style>
    <style:style style:name="T22" style:family="text">
      <style:text-properties style:font-name="Arial"/>
    </style:style>
    <style:style style:name="T23" style:family="text">
      <style:text-properties style:font-name="Arial" fo:font-weight="bold" officeooo:rsid="001d3f7a" style:font-weight-asian="bold" style:font-weight-complex="bold"/>
    </style:style>
    <style:style style:name="T24" style:family="text">
      <style:text-properties style:font-name="Arial" fo:font-weight="normal" style:font-weight-asian="normal" style:font-weight-complex="normal"/>
    </style:style>
    <style:style style:name="T25" style:family="text">
      <style:text-properties style:font-name="Arial" fo:font-weight="normal" officeooo:rsid="001d3f7a" style:font-weight-asian="normal" style:font-weight-complex="normal"/>
    </style:style>
    <style:style style:name="T26" style:family="text">
      <style:text-properties style:font-name="Arial" officeooo:rsid="007bcc34"/>
    </style:style>
    <style:style style:name="T27" style:family="text">
      <style:text-properties style:font-name="Arial" style:text-underline-style="none"/>
    </style:style>
    <style:style style:name="T28" style:family="text">
      <style:text-properties style:font-name="Arial" style:text-underline-style="none" officeooo:rsid="007bcc34"/>
    </style:style>
    <style:style style:name="T29" style:family="text">
      <style:text-properties style:font-name="Arial" officeooo:rsid="0085d88a"/>
    </style:style>
    <style:style style:name="T30" style:family="text">
      <style:text-properties style:font-name="Arial" officeooo:rsid="0096daba"/>
    </style:style>
    <style:style style:name="T31" style:family="text">
      <style:text-properties style:font-name="Arial" officeooo:rsid="009028cd"/>
    </style:style>
    <style:style style:name="T32" style:family="text">
      <style:text-properties officeooo:rsid="002eda2f"/>
    </style:style>
    <style:style style:name="T33" style:family="text">
      <style:text-properties officeooo:rsid="002fab9a"/>
    </style:style>
    <style:style style:name="T34" style:family="text">
      <style:text-properties officeooo:rsid="00342e2c"/>
    </style:style>
    <style:style style:name="T35" style:family="text">
      <style:text-properties officeooo:rsid="003804d3"/>
    </style:style>
    <style:style style:name="T36" style:family="text">
      <style:text-properties officeooo:rsid="003b6cbe"/>
    </style:style>
    <style:style style:name="T37" style:family="text">
      <style:text-properties officeooo:rsid="003c1cb8"/>
    </style:style>
    <style:style style:name="T38" style:family="text">
      <style:text-properties officeooo:rsid="003ef896"/>
    </style:style>
    <style:style style:name="T39" style:family="text">
      <style:text-properties officeooo:rsid="00465bd0"/>
    </style:style>
    <style:style style:name="T40" style:family="text">
      <style:text-properties officeooo:rsid="004a434f"/>
    </style:style>
    <style:style style:name="T41" style:family="text">
      <style:text-properties fo:color="#000000"/>
    </style:style>
    <style:style style:name="T42" style:family="text">
      <style:text-properties fo:color="#000000" fo:font-weight="bold" style:font-weight-asian="bold"/>
    </style:style>
    <style:style style:name="T43" style:family="text">
      <style:text-properties fo:color="#000000" fo:font-style="italic" style:font-style-asian="italic"/>
    </style:style>
    <style:style style:name="T44" style:family="text">
      <style:text-properties fo:color="#000000" fo:font-weight="normal" style:font-weight-asian="normal" style:font-weight-complex="normal"/>
    </style:style>
    <style:style style:name="T45" style:family="text">
      <style:text-properties fo:color="#000000" fo:font-weight="normal" officeooo:rsid="0012d218" style:font-weight-asian="normal" style:font-weight-complex="normal"/>
    </style:style>
    <style:style style:name="T46" style:family="text">
      <style:text-properties fo:color="#000000" fo:font-weight="normal" officeooo:rsid="001369a6" style:font-weight-asian="normal" style:font-weight-complex="normal"/>
    </style:style>
    <style:style style:name="T47" style:family="text">
      <style:text-properties fo:color="#000000" fo:font-weight="normal" officeooo:rsid="0014c79e" style:font-weight-asian="normal" style:font-weight-complex="normal"/>
    </style:style>
    <style:style style:name="T48" style:family="text">
      <style:text-properties fo:color="#000000" fo:font-weight="normal" officeooo:rsid="0015ff0a" style:font-weight-asian="normal" style:font-weight-complex="normal"/>
    </style:style>
    <style:style style:name="T49" style:family="text">
      <style:text-properties fo:color="#000000" fo:font-weight="normal" officeooo:rsid="0023f71f" style:font-weight-asian="normal" style:font-weight-complex="normal"/>
    </style:style>
    <style:style style:name="T50" style:family="text">
      <style:text-properties fo:color="#000000" fo:font-weight="normal" officeooo:rsid="0025f114" style:font-weight-asian="normal" style:font-weight-complex="normal"/>
    </style:style>
    <style:style style:name="T51" style:family="text">
      <style:text-properties fo:color="#000000" fo:font-weight="normal" officeooo:rsid="00292055" style:font-weight-asian="normal" style:font-weight-complex="normal"/>
    </style:style>
    <style:style style:name="T52" style:family="text">
      <style:text-properties fo:color="#000000" fo:font-weight="normal" officeooo:rsid="002b185c" style:font-weight-asian="normal" style:font-weight-complex="normal"/>
    </style:style>
    <style:style style:name="T53" style:family="text">
      <style:text-properties fo:color="#000000" fo:font-weight="normal" officeooo:rsid="002d5975" style:font-weight-asian="normal" style:font-weight-complex="normal"/>
    </style:style>
    <style:style style:name="T54" style:family="text">
      <style:text-properties fo:color="#000000" fo:font-weight="normal" officeooo:rsid="002ddd9f" style:font-weight-asian="normal" style:font-weight-complex="normal"/>
    </style:style>
    <style:style style:name="T55" style:family="text">
      <style:text-properties fo:color="#000000" fo:font-weight="normal" officeooo:rsid="002e5456" style:font-weight-asian="normal" style:font-weight-complex="normal"/>
    </style:style>
    <style:style style:name="T56" style:family="text">
      <style:text-properties fo:color="#000000" fo:font-weight="normal" officeooo:rsid="002f48b1" style:font-weight-asian="normal" style:font-weight-complex="normal"/>
    </style:style>
    <style:style style:name="T57" style:family="text">
      <style:text-properties fo:color="#000000" fo:font-weight="normal" officeooo:rsid="001b701d" style:font-weight-asian="normal" style:font-weight-complex="normal"/>
    </style:style>
    <style:style style:name="T58" style:family="text">
      <style:text-properties fo:color="#000000" fo:font-weight="normal" officeooo:rsid="001cb9af" style:font-weight-asian="normal" style:font-weight-complex="normal"/>
    </style:style>
    <style:style style:name="T59" style:family="text">
      <style:text-properties fo:color="#000000" fo:font-weight="normal" officeooo:rsid="001f46c7" style:font-weight-asian="normal" style:font-weight-complex="normal"/>
    </style:style>
    <style:style style:name="T60" style:family="text">
      <style:text-properties fo:color="#000000" fo:font-weight="normal" officeooo:rsid="0022424b" style:font-weight-asian="normal" style:font-weight-complex="normal"/>
    </style:style>
    <style:style style:name="T61" style:family="text">
      <style:text-properties fo:color="#000000" fo:font-weight="normal" officeooo:rsid="002162ef" style:font-weight-asian="normal" style:font-weight-complex="normal"/>
    </style:style>
    <style:style style:name="T62" style:family="text">
      <style:text-properties fo:color="#000000" fo:font-weight="normal" officeooo:rsid="0053843e" style:font-weight-asian="normal" style:font-weight-complex="normal"/>
    </style:style>
    <style:style style:name="T63" style:family="text">
      <style:text-properties fo:color="#000000" officeooo:rsid="0018c0f2"/>
    </style:style>
    <style:style style:name="T64" style:family="text">
      <style:text-properties fo:color="#000000" fo:font-size="12pt" fo:font-weight="normal" style:font-size-asian="12pt" style:font-weight-asian="normal" style:font-size-complex="12pt" style:font-weight-complex="normal"/>
    </style:style>
    <style:style style:name="T65" style:family="text">
      <style:text-properties fo:color="#000000" fo:font-size="12pt" style:font-size-asian="10.5pt" style:font-size-complex="12pt"/>
    </style:style>
    <style:style style:name="T66" style:family="text">
      <style:text-properties fo:color="#000000" fo:font-size="12pt" officeooo:rsid="00380daa" style:font-size-asian="10.5pt" style:font-size-complex="12pt"/>
    </style:style>
    <style:style style:name="T67" style:family="text">
      <style:text-properties fo:color="#000000" fo:font-size="12pt" officeooo:rsid="00388926" style:font-size-asian="10.5pt" style:font-size-complex="12pt"/>
    </style:style>
    <style:style style:name="T68" style:family="text">
      <style:text-properties fo:color="#000000" fo:font-size="12pt" officeooo:rsid="006244b2" style:font-size-asian="10.5pt" style:font-size-complex="12pt"/>
    </style:style>
    <style:style style:name="T69" style:family="text">
      <style:text-properties fo:color="#000000" fo:font-size="12pt" officeooo:rsid="0092f0b7" style:font-size-asian="10.5pt" style:font-size-complex="12pt"/>
    </style:style>
    <style:style style:name="T70" style:family="text">
      <style:text-properties fo:color="#000000" officeooo:rsid="00306ea2"/>
    </style:style>
    <style:style style:name="T71" style:family="text">
      <style:text-properties fo:color="#000000" officeooo:rsid="003335b0"/>
    </style:style>
    <style:style style:name="T72" style:family="text">
      <style:text-properties fo:color="#000000" officeooo:rsid="000c6ac2"/>
    </style:style>
    <style:style style:name="T73" style:family="text">
      <style:text-properties fo:color="#000000" style:font-name="Arial" fo:font-size="12pt" fo:font-weight="bold" officeooo:rsid="005a673a" style:font-size-asian="10.5pt" style:font-weight-asian="bold" style:font-size-complex="12pt" style:font-weight-complex="bold"/>
    </style:style>
    <style:style style:name="T74" style:family="text">
      <style:text-properties fo:color="#000000" style:font-name="Arial" fo:font-size="12pt" fo:font-weight="bold" officeooo:rsid="0085d88a" style:font-size-asian="10.5pt" style:font-weight-asian="bold" style:font-size-complex="12pt" style:font-weight-complex="bold"/>
    </style:style>
    <style:style style:name="T75" style:family="text">
      <style:text-properties fo:color="#000000" style:font-name="Arial" fo:font-size="12pt" fo:font-weight="bold" officeooo:rsid="00574b11" style:font-size-asian="10.5pt" style:font-weight-asian="bold" style:font-size-complex="12pt" style:font-weight-complex="bold"/>
    </style:style>
    <style:style style:name="T76" style:family="text">
      <style:text-properties fo:color="#000000" style:font-name="Arial" fo:font-size="12pt" fo:font-weight="normal" officeooo:rsid="005a673a" style:font-size-asian="10.5pt" style:font-weight-asian="normal" style:font-size-complex="12pt" style:font-weight-complex="normal"/>
    </style:style>
    <style:style style:name="T77" style:family="text">
      <style:text-properties fo:color="#000000" style:font-name="Arial" fo:font-size="12pt" style:font-size-asian="10.5pt" style:font-size-complex="12pt"/>
    </style:style>
    <style:style style:name="T78" style:family="text">
      <style:text-properties fo:color="#000000" style:font-name="Arial" fo:font-size="12pt" officeooo:rsid="009028cd" style:font-size-asian="10.5pt" style:font-size-complex="12pt"/>
    </style:style>
    <style:style style:name="T79" style:family="text">
      <style:text-properties fo:color="#000000" officeooo:rsid="00659675"/>
    </style:style>
    <style:style style:name="T80" style:family="text">
      <style:text-properties fo:color="#000000" officeooo:rsid="009e7b99"/>
    </style:style>
    <style:style style:name="T81" style:family="text">
      <style:text-properties fo:color="#000000" officeooo:rsid="007215d6"/>
    </style:style>
    <style:style style:name="T82" style:family="text">
      <style:text-properties fo:color="#000000" officeooo:rsid="0075ec51"/>
    </style:style>
    <style:style style:name="T83" style:family="text">
      <style:text-properties fo:color="#000000" style:text-underline-style="none"/>
    </style:style>
    <style:style style:name="T84" style:family="text">
      <style:text-properties fo:color="#000000" style:text-underline-style="none" officeooo:rsid="007a4096"/>
    </style:style>
    <style:style style:name="T85" style:family="text">
      <style:text-properties fo:color="#000000" fo:font-size="14pt" fo:font-weight="bold" style:font-size-asian="14pt" style:font-weight-asian="bold" style:font-size-complex="14pt"/>
    </style:style>
    <style:style style:name="T86" style:family="text">
      <style:text-properties fo:color="#000000" fo:font-size="14pt" style:font-size-asian="14pt" style:font-size-complex="14pt"/>
    </style:style>
    <style:style style:name="T87" style:family="text">
      <style:text-properties fo:color="#000000" fo:font-size="14pt" officeooo:rsid="00189f00" style:font-size-asian="14pt" style:font-size-complex="14pt"/>
    </style:style>
    <style:style style:name="T88" style:family="text">
      <style:text-properties officeooo:rsid="0041442b"/>
    </style:style>
    <style:style style:name="T89" style:family="text">
      <style:text-properties officeooo:rsid="004978bf"/>
    </style:style>
    <style:style style:name="T90" style:family="text">
      <style:text-properties officeooo:rsid="009ea271"/>
    </style:style>
    <style:style style:name="T91" style:family="text">
      <style:text-properties officeooo:rsid="0060d61e"/>
    </style:style>
    <style:style style:name="T92" style:family="text">
      <style:text-properties officeooo:rsid="006695ca"/>
    </style:style>
    <style:style style:name="T93" style:family="text">
      <style:text-properties officeooo:rsid="007215d6"/>
    </style:style>
    <style:style style:name="T94" style:family="text">
      <style:text-properties style:text-underline-style="none"/>
    </style:style>
    <style:style style:name="T95" style:family="text">
      <style:text-properties officeooo:rsid="009fb440"/>
    </style:style>
    <style:style style:name="T96" style:family="text">
      <style:text-properties officeooo:rsid="004a58c9"/>
    </style:style>
    <style:style style:name="T97" style:family="text">
      <style:text-properties officeooo:rsid="0034f0ec"/>
    </style:style>
    <style:style style:name="T98" style:family="text">
      <style:text-properties officeooo:rsid="00528bf6"/>
    </style:style>
    <style:style style:name="T99" style:family="text">
      <style:text-properties officeooo:rsid="00638e0a"/>
    </style:style>
    <style:style style:name="T100" style:family="text">
      <style:text-properties officeooo:rsid="0067c61f"/>
    </style:style>
    <style:style style:name="T101" style:family="text">
      <style:text-properties officeooo:rsid="006831d6"/>
    </style:style>
    <style:style style:name="T102" style:family="text">
      <style:text-properties officeooo:rsid="006a4656"/>
    </style:style>
    <style:style style:name="T103" style:family="text">
      <style:text-properties officeooo:rsid="006afc1b"/>
    </style:style>
    <style:style style:name="T104" style:family="text">
      <style:text-properties style:font-name="Verdana" fo:font-size="10pt"/>
    </style:style>
    <style:style style:name="T105" style:family="text">
      <style:text-properties fo:font-size="10pt"/>
    </style:style>
    <style:style style:name="T106" style:family="text">
      <style:text-properties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13">Cuestionario I</text:p>
      <text:p text:style-name="P16"/>
      <text:p text:style-name="P2"><text:span text:style-name="T9">1.1. </text:span>Dé al menos cinco ejemplos de la forma en que se aplica la ley de las consecuencias imprevistas al</text:p>
      <text:p text:style-name="P2">software de cómputo.</text:p>
      <text:p text:style-name="P5"/>
      <text:p text:style-name="P4"><text:span text:style-name="T8">1.</text:span> El software será la fuerza que impulsará los cambios en las computadoras personales.</text:p>
      <text:p text:style-name="P11"><text:span text:style-name="T2">2.</text:span><text:span text:style-name="T1"> </text:span>Que el software evolucionar<text:span text:style-name="T6">í</text:span>a poco a poco de un producto a un servicio cuando compañías de software proporcionarían funcionalidad justo a tiempo a través de un navegador web.</text:p>
      <text:p text:style-name="P9">3.<text:span text:style-name="T10"> El Internet será operado por medio de software y cambiará la forma de interactuar con la <text:s/>red.</text:span></text:p>
      <text:p text:style-name="P9">4. <text:span text:style-name="T10">El software podrá ser adquirido en supermercados.</text:span></text:p>
      <text:p text:style-name="P15"><text:span text:style-name="T23">5.</text:span><text:span text:style-name="T25"> </text:span><text:span text:style-name="T24">Que una compañía de software sería más grande y tendría más influencia que casi todas las empresas de la industria. </text:span><text:span text:style-name="T25"><text:s/></text:span></text:p>
      <text:p text:style-name="P13"/>
      <text:p text:style-name="P3"/>
      <text:p text:style-name="P2"><text:span text:style-name="T7">1.2. </text:span>Diga algunos ejemplos (tanto positivos como negativos) que indiquen el efecto del software en nuestra sociedad.</text:p>
      <text:p text:style-name="P1"/>
      <text:p text:style-name="P6"><text:bookmark text:name="to_1"/><text:span text:style-name="T8">Positivos:</text:span> <text:bookmark text:name="tp_1"/>Las transacciones financieras de un individuo de modo que puedan ser <text:bookmark text:name="tq_1"/>más útiles en un contexto local. </text:p>
      <text:p text:style-name="P1"><text:bookmark text:name="tr_1"/><text:span text:style-name="T5">La administración de la información de negocios para mejorar la </text:span><text:bookmark text:name="ts_1"/><text:span text:style-name="T5">competitividad.</text:span> </text:p>
      <text:p text:style-name="P1"/>
      <text:p text:style-name="P1"><text:bookmark text:name="tv_1"/><text:span text:style-name="T4">Negativos:</text:span><text:span text:style-name="T5"> </text:span><text:bookmark text:name="tw_1"/><text:span text:style-name="T5">La dependencia que tienen las personas ante los software para </text:span><text:bookmark text:name="tx_1"/><text:span text:style-name="T5">desarrollar sus actividades laborales y personales.</text:span> </text:p>
      <text:p text:style-name="P1"/>
      <text:p text:style-name="P1"><text:span text:style-name="T7">1.3. </text:span>Desarrolle sus propias respuestas a las cinco preguntas planteadas al principio de la sección 1.1. Analícelas con sus compañeros estudiantes.</text:p>
      <text:p text:style-name="P1"/>
      <text:p text:style-name="P7"><text:bookmark text:name="t10_1"/><text:span text:style-name="T8">¿Por qué se requiere tanto tiempo para terminar el software?</text:span> </text:p>
      <text:p text:style-name="P7"><text:bookmark text:name="t11_1"/>Porque al crear un software se deben tener en cuenta el paso a paso de <text:bookmark text:name="t12_1"/>su ciclo de vida de manera tal que no hayan errores al momento de su <text:bookmark text:name="t13_1"/>entrega e implementación. Además el tiempo depende de la complejidad <text:bookmark text:name="t14_1"/>del software que se vaya a desarrollar. </text:p>
      <text:p text:style-name="P1"/>
      <text:p text:style-name="P12"><text:span text:style-name="T3">¿</text:span><text:span text:style-name="T8">Por qué son tan altos los costos de desarrollo? </text:span></text:p>
      <text:p text:style-name="P12"><text:bookmark text:name="t16_1"/>Debido a la complejidad que tiene el desarrollo de un software, este <text:bookmark text:name="t17_1"/>requiere de personal especializado que se encargue de planificar, <text:bookmark text:name="t18_1"/>analizar, realizar pruebas y corregir errores y esto tiene un alto costo.</text:p>
      <text:p text:style-name="P12"/>
      <text:p text:style-name="P10">¿Por qué no podemos detectar errores antes de entregar el software a un usuario?</text:p>
      <text:p text:style-name="P14">Porque al momento de crearlo el programador buscar la manera de arreglarlos, pero al final aunque hubiese hecho lo mejor que pudo, siempre aparecerán errores, <text:span text:style-name="T32">por esta razón existen nuevas versiones.</text:span></text:p>
      <text:p text:style-name="P1"><text:soft-page-break/></text:p>
      <text:p text:style-name="P17"/>
      <text:p text:style-name="P22">¿Por qué dedicamos tanto tiempo y esfuerzo en mantener los programas existentes?</text:p>
      <text:p text:style-name="P8">Porque las personas se acostumbran a ese software, con el paso del tiempo se va volviendo obsoleto y cuando se requiere el cambio es muy difícil <text:span text:style-name="T33">despegarse de ese software, cuando en el mercado existen mejores y más modernos.</text:span></text:p>
      <text:p text:style-name="P17"/>
      <text:p text:style-name="P1"><text:span text:style-name="T7">1.4. </text:span>Muchas aplicaciones modernas cambian con frecuencia, antes de que se presenten al usuario final y después de que la primera versión ha entrado en uso. Sugiera algunos modos de elaborar software para detener el deterioro que produce el cambio.</text:p>
      <text:p text:style-name="P1"/>
      <text:p text:style-name="P35">El Ingeniero de software debe tratar que los cambios no sean demasiados, así para evitar problemas futuros.</text:p>
      <text:p text:style-name="P1"/>
      <text:p text:style-name="P37">Debe de diseñarse de manera intuitiva para todos los usuarios.</text:p>
      <text:p text:style-name="P1"/>
      <text:p text:style-name="P1"><text:span text:style-name="T7">1.5. </text:span>Considere las siete categorías de software presentadas en la sección 1.1.2. ¿Piensa que puede aplicarse a cada una el mismo enfoque de ingeniería de software? Explique su respuesta.</text:p>
      <text:p text:style-name="P1"/>
      <text:p text:style-name="P36">Vemos el software como un gran árbol y las siete categorías como sus ramas, aunque cada una de estas categorías sea orientada a necesidades diferentes, es necesario recalcar que independientemente de la categoría, todo software necesita mantenimiento, todo software necesita ser actualizado, todo software es vulnerable a fallas cuando se dan los cambios, por <text:span text:style-name="T34">lo tanto independientemente de la categoría en la que nos enfocamos podemos aplicar los mismos principios, precauciones y recomendaciones a la hora de hacer software.</text:span></text:p>
      <text:p text:style-name="P1"/>
      <text:p text:style-name="P1"><text:span text:style-name="T7">1.6. </text:span>La figura 1.3 muestra las tres capas de la ingeniería de software arriba de otra llamada “compromiso con la calidad”. Esto implica un programa de calidad organizacional como el enfoque de la administración total de la calidad. Haga un poco de investigación y desarrolle los lineamientos de los elementos clave de un programa para la administración de la calidad.</text:p>
      <text:p text:style-name="P1"/>
      <text:p text:style-name="P38">El proceso define una estructura que debe establecerse para la obtención eficaz de tecnología de ingeniería se software. El proceso de software<text:tab/>forma la base para el control de la administración de proyectos, <text:span text:style-name="T35">además establece un contexto en el cual se aplican métodos técnicos, se generan producto de trabajo(modelos, documentos, datos, reportes, formatos, etc.), junto con puntos de referencia, asegurando la calidad y administrando el cambio de manera apropiada.</text:span></text:p>
      <text:p text:style-name="P1"/>
      <text:p text:style-name="P1"><text:span text:style-name="T7">1.7. </text:span>¿Es aplicable la ingeniería de software cuando se elaboran <text:span text:style-name="T21">webapps</text:span>? Si es así, ¿cómo puede modificarse para que asimile las características únicas de éstas?</text:p>
      <text:p text:style-name="P1"><text:soft-page-break/></text:p>
      <text:p text:style-name="P36"><text:bookmark text:name="tr_3"/>S<text:span text:style-name="T36">í</text:span>, estas han evolucionado de simples conjuntos de contenido de <text:bookmark text:name="ts_3"/>información a sistemas sofisticados que presentan una funcionalidad <text:bookmark text:name="tt_3"/>compleja y contenido en multimed<text:span text:style-name="T37">ia</text:span>. Y aunque la gran mayoría tienen <text:bookmark text:name="tu_3"/>características únicas, son consideradas software. </text:p>
      <text:p text:style-name="P36"/>
      <text:p text:style-name="P1"><text:span text:style-name="T7">1.8. </text:span>A medida que el software gana ubicuidad, los riesgos para el público (debidos a programas defectuosos) se convierten en motivo de preocupación significativa. Desarrolle un escenario catastrófico pero realista en el que la falla de un programa de cómputo pudiera ocasionar un gran daño (económico o humano).</text:p>
      <text:p text:style-name="P1"/>
      <text:p text:style-name="P39"><text:bookmark text:name="t1_4"/>Un ejemplo notorio de <text:bookmark text:name="t2_4"/>la falla de un software es el de una base de <text:bookmark text:name="t3_4"/>datos, ya <text:bookmark text:name="t4_4"/>que para <text:bookmark text:name="t5_4"/>un empresa <text:bookmark text:name="t6_4"/>no sería nada grato <text:bookmark text:name="t7_4"/>perder toda la <text:bookmark text:name="t8_4"/>información, lo cual conllev<text:span text:style-name="T38">e grandes costos.</text:span></text:p>
      <text:p text:style-name="P19"/>
      <text:p text:style-name="P1"><text:span text:style-name="T7">1.9. </text:span>Describa con sus propias palabras una estructura de proceso. Cuando se dice que las actividades estructurales son aplicables a todos los proyectos, ¿significa que se realizan las mismas tareas en todos los proyectos sin que importe su tamaño y complejidad? Explique su respuesta.</text:p>
      <text:p text:style-name="P1"/>
      <text:p text:style-name="P40">Hay que analizar mejores las ventajas estratégicos para tener un buen conocimiento de la capacidad <text:span text:style-name="T39">que estas presentan para crear valor y detectar los riesgos. El análisis de los procesos facilita <text:s/>la comprensión del flujo de actividad, incluyendo cada tarea y constituye la metodología para la observación.<text:tab/></text:span></text:p>
      <text:p text:style-name="P1"/>
      <text:p text:style-name="P1"><text:span text:style-name="T7">1.10. </text:span>Las actividades sombrilla ocurren a través de todo el proceso del software. ¿Piensa usted que son aplicables por igual a través del proceso, o que algunas se concentran en una o más actividades estructurales?</text:p>
      <text:p text:style-name="P1"/>
      <text:p text:style-name="P41">Son aplicables a través de todo el proceso del software, constando de 5 actividades.</text:p>
      <text:p text:style-name="P41">Comunicación</text:p>
      <text:p text:style-name="P41">Planeación</text:p>
      <text:p text:style-name="P41">Modelado </text:p>
      <text:p text:style-name="P41">Constricción</text:p>
      <text:p text:style-name="P41">Despliegue </text:p>
      <text:p text:style-name="P1"/>
      <text:p text:style-name="P20"><text:span text:style-name="T7">1.11. </text:span>Agregue dos mitos adicionales a la lista presentada en la sección 1.6. También diga la realidad que acompaña al mito.</text:p>
      <text:p text:style-name="P20"/>
      <text:p text:style-name="P23">Mito:<text:span text:style-name="T10"> Los cambios dentro de un software son fáciles y sencillos.</text:span></text:p>
      <text:p text:style-name="P23"><text:span text:style-name="T10"/></text:p>
      <text:p text:style-name="P23">Realidad: <text:span text:style-name="T11">Los requerimientos de un software cambian constantemente, pero el impacto de ellos varia según el momento en el que se hagan.</text:span></text:p>
      <text:p text:style-name="P23"><text:span text:style-name="T11"/></text:p>
      <text:p text:style-name="P58">Mito: <text:span text:style-name="T10">Si se atrasa el proyecto, podemos agregar más desarrolladores para terminar a tiempo.</text:span></text:p>
      <text:p text:style-name="P58"><text:span text:style-name="T10"/></text:p>
      <text:p text:style-name="P58"><text:soft-page-break/>Realidad: <text:span text:style-name="T10">Al hacer esto solo generaremos más costos </text:span><text:span text:style-name="T12">y perdida de tiempo al capacitarlos.</text:span></text:p>
      <text:p text:style-name="P58"><text:span text:style-name="T12"/></text:p>
      <text:p text:style-name="P58"><text:span text:style-name="T12"/></text:p>
      <text:p text:style-name="P59">Cuestionario II</text:p>
      <text:p text:style-name="P58"><text:span text:style-name="T12"/></text:p>
      <text:p text:style-name="P21"><text:span text:style-name="T42">1. </text:span><text:span text:style-name="T41">En la introducción de este capítulo, Baetjer afirma que: “El proceso genera interacción entre usuarios y diseñadores, entre usuarios y herramientas cambiantes [tecnología].” En liste cinco preguntas que </text:span><text:span text:style-name="T43">a</text:span><text:span text:style-name="T41">) los diseñadores deben responder a los usuarios, </text:span><text:span text:style-name="T43">b</text:span><text:span text:style-name="T41">) los usuarios deben plantear a los diseñadores, </text:span><text:span text:style-name="T43">c</text:span><text:span text:style-name="T41">) los usuarios deben hacerse a sí mismos sobre el producto de software que ha de elaborarse, </text:span><text:span text:style-name="T43">d</text:span><text:span text:style-name="T41">) los diseñadores deben plantearse acerca del producto de software que va a construirse y del proceso que se usará para ello.</text:span></text:p>
      <text:p text:style-name="P104"/>
      <text:p text:style-name="P24"><text:span text:style-name="T41">a) </text:span><text:span text:style-name="T44">¿Por qué </text:span><text:span text:style-name="T45">debo de hacer un software</text:span><text:span text:style-name="T44">?</text:span></text:p>
      <text:p text:style-name="P61"/>
      <text:p text:style-name="P25"><text:span text:style-name="T44">¿</text:span><text:span text:style-name="T46">En que me será útil </text:span><text:span text:style-name="T47">el software</text:span><text:span text:style-name="T44">?</text:span></text:p>
      <text:p text:style-name="P62"/>
      <text:p text:style-name="P63">¿Será muy costoso?</text:p>
      <text:p text:style-name="P63"/>
      <text:p text:style-name="P64">¿Podré usarlo en más áreas?</text:p>
      <text:p text:style-name="P64"/>
      <text:p text:style-name="P44"><text:span text:style-name="T41">¿</text:span><text:span text:style-name="T63">Qué tan factible es el software</text:span><text:span text:style-name="T41">?</text:span></text:p>
      <text:p text:style-name="P87"/>
      <text:p text:style-name="P26"><text:span text:style-name="T41">b) </text:span><text:span text:style-name="T48">¿El diseño será sencillo?</text:span></text:p>
      <text:p text:style-name="P70"/>
      <text:p text:style-name="P27"><text:span text:style-name="T48">¿</text:span><text:span text:style-name="T49">Qué más nos recomiendan</text:span><text:span text:style-name="T48">?</text:span></text:p>
      <text:p text:style-name="P71"/>
      <text:p text:style-name="P28"><text:span text:style-name="T44">¿</text:span><text:span text:style-name="T50">Podemos esperar mejoras</text:span><text:span text:style-name="T44">?</text:span></text:p>
      <text:p text:style-name="P72"/>
      <text:p text:style-name="P48"><text:span text:style-name="T44">¿</text:span><text:span text:style-name="T51">Hay que ampliar la infraestructura </text:span><text:span text:style-name="T52">para el </text:span><text:span text:style-name="T53">funcionamiento </text:span><text:span text:style-name="T54">del</text:span><text:span text:style-name="T52"> software</text:span><text:span text:style-name="T44">?</text:span></text:p>
      <text:p text:style-name="P73"/>
      <text:p text:style-name="P29"><text:span text:style-name="T44">¿</text:span><text:span text:style-name="T55">En cu</text:span><text:span text:style-name="T56">á</text:span><text:span text:style-name="T55">nto tiempo estará listo el software</text:span><text:span text:style-name="T44">?</text:span></text:p>
      <text:p text:style-name="P71"/>
      <text:p text:style-name="P52"><text:span text:style-name="T87">c</text:span><text:span text:style-name="T86">)</text:span><text:span text:style-name="T41"> </text:span><text:span text:style-name="T64">¿Son todos los requisitos que se necesitan?</text:span></text:p>
      <text:p text:style-name="P97"/>
      <text:p text:style-name="P89">¿Cumplirá nuestras expectativas?</text:p>
      <text:p text:style-name="P89"/>
      <text:p text:style-name="P42"><text:span text:style-name="T41">¿Se esperan </text:span><text:span text:style-name="T70">implementar</text:span><text:span text:style-name="T41"> modificaciones con el paso del tiempo?</text:span></text:p>
      <text:p text:style-name="P89"/>
      <text:p text:style-name="P90">¿Podré entender el software?</text:p>
      <text:p text:style-name="P90"/>
      <text:p text:style-name="P43"><text:span text:style-name="T41">¿</text:span><text:span text:style-name="T71">Tendré que pagar capacitaciones</text:span><text:span text:style-name="T41">?</text:span></text:p>
      <text:p text:style-name="P98"/>
      <text:p text:style-name="P30"><text:span text:style-name="T41">d) </text:span><text:span text:style-name="T44">¿</text:span><text:span text:style-name="T57">Puede ser escalable</text:span><text:span text:style-name="T44">?</text:span></text:p>
      <text:p text:style-name="P74"/>
      <text:p text:style-name="P31"><text:span text:style-name="T44">¿</text:span><text:span text:style-name="T58">Reutilizaremos software</text:span><text:span text:style-name="T44">?</text:span></text:p>
      <text:p text:style-name="P75"><text:soft-page-break/></text:p>
      <text:p text:style-name="P32"><text:span text:style-name="T44">¿</text:span><text:span text:style-name="T59">Necesitar</text:span><text:span text:style-name="T60">á</text:span><text:span text:style-name="T59"> licencia</text:span><text:span text:style-name="T44">?</text:span></text:p>
      <text:p text:style-name="P74"/>
      <text:p text:style-name="P33"><text:span text:style-name="T44">¿</text:span><text:span text:style-name="T61">Será diseño único o genérico</text:span><text:span text:style-name="T44">?</text:span></text:p>
      <text:p text:style-name="P76"/>
      <text:p text:style-name="P34"><text:span text:style-name="T44">¿</text:span><text:span text:style-name="T60">El software funcionará en el sistema operativo que manejan</text:span><text:span text:style-name="T44">?</text:span></text:p>
      <text:p text:style-name="P74"/>
      <text:p text:style-name="P21"><text:span text:style-name="T42">2. </text:span><text:span text:style-name="T41">Trate de desarrollar un conjunto de acciones para la actividad de comunicación. Seleccione una acción y defina un conjunto de tareas para ella.</text:span></text:p>
      <text:p text:style-name="P100"/>
      <text:p text:style-name="P91">Investigar a el cliente y determinar si cumplirá sus necesidades.</text:p>
      <text:p text:style-name="P91"/>
      <text:p text:style-name="P95"><text:span text:style-name="T97">Desarrollar la idea del proyecto y tener en claro que se quiere lograr.</text:span></text:p>
      <text:p text:style-name="P95"/>
      <text:p text:style-name="P51"><text:span text:style-name="T66">Investigar </text:span><text:span text:style-name="T67">qué procesos se lleva acabo en la empresa, determinando si el proyecto puede ser factible </text:span><text:span text:style-name="T66">y realizar una breve presentación del proyecto, describiendo de manera que cualquiera pueda </text:span><text:span text:style-name="T67">entenderlo.</text:span></text:p>
      <text:p text:style-name="P103"/>
      <text:p text:style-name="P21"><text:span text:style-name="T42">3. </text:span><text:span text:style-name="T41">Un problema común durante la </text:span><text:span text:style-name="T72">comunicación</text:span><text:span text:style-name="T42"> </text:span><text:span text:style-name="T41">ocurre cuando se encuentra a dos participantes que tienen ideas en conflicto sobre lo que debe ser el software, es decir, que tienen requerimientos mutuamente conflictivos. Desarrolle un patrón del proceso (esto sería un patrón de la etapa) con el empleo de la plantilla presentada en la sección 2.1.3 que aborda este problema y sugiera un enfoque eficaz para él.</text:span></text:p>
      <text:p text:style-name="P97"/>
      <text:p text:style-name="P92">Ambas partes tienen posibilidades de mostrar sus ideas y exponerlas <text:span text:style-name="T88">de modo que también puedan ser implementadas en el software y realice esa tarea, esto con el fin de que ambas partes queden satisfechas <text:s text:c="2"/>y determinen si su aportación era necesaria para el desarrollo del software, con el paso de las validaciones del software esto será más claro y se podrán retirar una de las partes que no sirven o en el peor de los caos ambas.</text:span></text:p>
      <text:p text:style-name="P103"/>
      <text:p text:style-name="P21"><text:span text:style-name="T42">4. </text:span><text:span text:style-name="T41">Investigue un poco sobre el PPS y haga una breve presentación que describa los tipos de mediciones que se pide hacer a un ingeniero individual de software y la forma en la que pueden usarse para mejorar la eficacia personal.</text:span></text:p>
      <text:p text:style-name="P97"/>
      <text:p text:style-name="P93">Un PPF permite que el equipo planee, diseñe y construya software de forma disciplinaria, <text:span text:style-name="T89">al mimo tiempo mide los procesos y el producto que se esta realizando, dando mejor eficiencia al finalizar el proyecto.</text:span> </text:p>
      <text:p text:style-name="P103"/>
      <text:p text:style-name="P21"><text:span text:style-name="T42">5. </text:span><text:span text:style-name="T41">El uso de scripts (mecanismo requerido en el PES) no es apreciado de manera universal en la comunidad del software. Haga una lista de pros y contras en relación con los scripts y sugiera al menos dos situaciones en las que serían útiles, y otras dos en las que generarían menos beneficios.</text:span></text:p>
      <text:p text:style-name="P97"/>
      <text:p text:style-name="P77">Ventajas</text:p>
      <text:p text:style-name="P77"><text:soft-page-break/></text:p>
      <text:p text:style-name="P77">1.<text:span text:style-name="T10"> </text:span><text:span text:style-name="T13">Uso</text:span><text:span text:style-name="T14"> </text:span><text:span text:style-name="T13">de </text:span><text:span text:style-name="T14">estándares </text:span><text:span text:style-name="T13">para el desarrollo del proyecto</text:span><text:span text:style-name="T14">.</text:span></text:p>
      <text:p text:style-name="P78">2. <text:span text:style-name="T10">Controla la programación </text:span><text:span text:style-name="T15">y asignación</text:span><text:span text:style-name="T10"> de actividades del proyecto.</text:span></text:p>
      <text:p text:style-name="P65"/>
      <text:p text:style-name="P79">Desventajas</text:p>
      <text:p text:style-name="P79"/>
      <text:p text:style-name="P79">1. <text:span text:style-name="T10">No todos los desarrolladores conocen los estándares.</text:span></text:p>
      <text:p text:style-name="P79">2. <text:span text:style-name="T16">El grupo de desarrollo </text:span><text:span text:style-name="T17">no trabaja adecuadamente.</text:span></text:p>
      <text:p text:style-name="P79"/>
      <text:p text:style-name="P80">Utilidad</text:p>
      <text:p text:style-name="P81"/>
      <text:p text:style-name="P81">1. <text:span text:style-name="T10">Planificación del proyecto</text:span></text:p>
      <text:p text:style-name="P81">2. <text:span text:style-name="T18">Menos tiempos ociosos.</text:span></text:p>
      <text:p text:style-name="P66"/>
      <text:p text:style-name="P82">Menos beneficios</text:p>
      <text:p text:style-name="P66"/>
      <text:p text:style-name="P56"><text:span text:style-name="T75">1. </text:span><text:span text:style-name="T76">Bastante tiempo de espera si un estándar tiene un fallo.</text:span></text:p>
      <text:p text:style-name="P56"><text:span text:style-name="T73"/></text:p>
      <text:p text:style-name="P21"><text:span text:style-name="T42">6. </text:span><text:span text:style-name="T41">Lea a [Nog00] y escriba un ensayo de dos o tres páginas donde analice el efecto que tiene el “caos” en la ingeniería de software.</text:span></text:p>
      <text:p text:style-name="P51"><text:span text:style-name="T41"/></text:p>
      <text:p text:style-name="P94">Resumen <text:span text:style-name="T90">en </text:span>página <text:span text:style-name="T98">8-9.</text:span></text:p>
      <text:p text:style-name="P103"/>
      <text:p text:style-name="P21"><text:span text:style-name="T42">7. </text:span><text:span text:style-name="T41">Dé tres ejemplos de proyectos de software que podrían efectuarse con el modelo de cascada. Sea específico.</text:span></text:p>
      <text:p text:style-name="P97"/>
      <text:p text:style-name="P53"><text:span text:style-name="T68">C</text:span><text:span text:style-name="T65">ontrol de personal (registro de entrada y </text:span>salida)</text:p>
      <text:p text:style-name="P55"/>
      <text:p text:style-name="P54"><text:span text:style-name="T68">C</text:span><text:span text:style-name="T65">ontrol </text:span><text:span text:style-name="T68">d</text:span><text:span text:style-name="T65">e consultas médicas (creación de </text:span>turnos y <text:span text:style-name="T91">fi</text:span>chas del paciente)</text:p>
      <text:p text:style-name="P95"/>
      <text:p text:style-name="P53"><text:span text:style-name="T68">C</text:span><text:span text:style-name="T65">ontrol inventarios (registro de entradas y </text:span>salidas de mercadería)</text:p>
      <text:p text:style-name="P103"/>
      <text:p text:style-name="P21"><text:span text:style-name="T42">8. </text:span><text:span text:style-name="T41">Proporcione tres ejemplos de proyectos de software que podrían abordarse con el modelo de hacer prototipos. Sea específico.</text:span></text:p>
      <text:p text:style-name="P101"/>
      <text:p text:style-name="P67">Software de edición de fotos (El usuario pueda subir y bajar fotos)</text:p>
      <text:p text:style-name="P67"/>
      <text:p text:style-name="P49"><text:span text:style-name="T41">Lenguaje de programación (</text:span><text:span text:style-name="T79">Desarrollo de software nuevo</text:span><text:span text:style-name="T41">)</text:span></text:p>
      <text:p text:style-name="P68"/>
      <text:p text:style-name="P50"><text:span text:style-name="T41">Software de teléfonos móviles </text:span><text:span text:style-name="T80">(Los usuarios puedan tener mas variedad)</text:span></text:p>
      <text:p text:style-name="P101"/>
      <text:p text:style-name="P51"><text:span text:style-name="T85">9. </text:span><text:span text:style-name="T86">¿Qué adaptaciones del proceso se requerirían si el proyecto evolucionara en un sistema o producto que se entregase</text:span><text:span text:style-name="T41">?</text:span></text:p>
      <text:p text:style-name="P97"/>
      <text:p text:style-name="P88">Que el so<text:span text:style-name="T92">ft</text:span>ware se adapte a nuevos cambios, los requisitos son inevitables, no sólo después de entregado en producto sino también durante el proceso de desarrollo.</text:p>
      <text:p text:style-name="P103"><text:soft-page-break/></text:p>
      <text:p text:style-name="P21"><text:span text:style-name="T42">10. </text:span><text:span text:style-name="T41">Diga tres ejemplos de proyectos de software que podrían realizarse con el modelo incremental. Sea específico.</text:span></text:p>
      <text:p text:style-name="P103"/>
      <text:p text:style-name="P45"><text:span text:style-name="T41">Un sistema opera</text:span><text:span text:style-name="T81">ti</text:span><text:span text:style-name="T41">vo </text:span><text:span text:style-name="T82">(Windows 10)</text:span></text:p>
      <text:p text:style-name="P88"/>
      <text:p text:style-name="P46">Programa asistido por computadora (AutoCAD)</text:p>
      <text:p text:style-name="P45"/>
      <text:p text:style-name="P47">Diseño de un cajero <text:span text:style-name="T93">automático (Bancomer)</text:span></text:p>
      <text:p text:style-name="P88"/>
      <text:p text:style-name="P21"><text:span text:style-name="T42">11. </text:span><text:span text:style-name="T41">Conforme avanza hacia fuera por el flujo de proceso en espiral, ¿qué puede decirse sobre el software que se está desarrollando o que está en mantenimiento?</text:span></text:p>
      <text:p text:style-name="P97"/>
      <text:p text:style-name="P45"><text:span text:style-name="T41">Se puede decir que en este modelo el </text:span><text:span text:style-name="T83">so</text:span><text:span text:style-name="T84">ft</text:span><text:span text:style-name="T83">ware</text:span><text:span text:style-name="T41"> debe </text:span>enfocarse en la evolución real a que puede someterse de manera constante y que se evaluaran los riesgos que podrían llegar a tener si no hace un trabajo con existo</text:p>
      <text:p text:style-name="P97"/>
      <text:p text:style-name="P21"><text:span text:style-name="T42">12. </text:span><text:span text:style-name="T41">¿Es posible combinar modelos de proceso? Si es así, diga un ejemplo.</text:span></text:p>
      <text:p text:style-name="P97"/>
      <text:p text:style-name="P56"><text:span text:style-name="T77">Si es posible, el modelo de espiral es un buen ejemplo </text:span><text:span text:style-name="T22">porque lleva la secuencia del modelo de cascada, al </text:span><text:span text:style-name="T26">a</text:span><text:span text:style-name="T22">nalizar el ciclo hay un proto</text:span><text:span text:style-name="T26">ti</text:span><text:span text:style-name="T22">po y luego empieza nuevamente haciendo un bucle hasta obtener el </text:span><text:span text:style-name="T27">so</text:span><text:span text:style-name="T28">ft</text:span><text:span text:style-name="T27">ware</text:span><text:span text:style-name="T22"> con todos los requerimientos deseados por el cliente.</text:span></text:p>
      <text:p text:style-name="P97"/>
      <text:p text:style-name="P21"><text:span text:style-name="T42">13. </text:span><text:span text:style-name="T41">El modelo de proceso concurrente define un conjunto de “estados”. Describa con sus propias palabras qué es lo que representan, y después indique cómo entran en juego dentro del modelo de proceso concurrente.</text:span></text:p>
      <text:p text:style-name="P97"/>
      <text:p text:style-name="P96">Es la representación de un estado que puede cambiar de procedimiento y volver a generar un estado si es que el cliente requiere de un cambio al software de tal manera que pueda generar un mismo estado n veces necesarias al requerimiento del <text:span text:style-name="T96">cliente.</text:span> </text:p>
      <text:p text:style-name="P97"/>
      <text:p text:style-name="P21"><text:span text:style-name="T42">14. </text:span><text:span text:style-name="T41">¿Cuáles son las ventajas y desventajas de desarrollar software en el que la calidad no es “suficientemente buena”? Es decir, ¿qué pasa cuando se pone el énfasis en la velocidad de desarrollo sobre la calidad del producto?</text:span></text:p>
      <text:p text:style-name="P99"/>
      <text:p text:style-name="P83">Ventajas</text:p>
      <text:p text:style-name="P83"/>
      <text:p text:style-name="P56"><text:span text:style-name="T74">1. </text:span><text:span text:style-name="T22">Se diseña especí</text:span><text:span text:style-name="T29">fi</text:span><text:span text:style-name="T22">camente para las necesidades que se </text:span><text:span text:style-name="T29">ti</text:span><text:span text:style-name="T22">enen.</text:span></text:p>
      <text:p text:style-name="P84">2. <text:span text:style-name="T10">Se puede cambiar y modificar con el tiempo.</text:span></text:p>
      <text:p text:style-name="P69"/>
      <text:p text:style-name="P85">Desventajas </text:p>
      <text:p text:style-name="P85"/>
      <text:p text:style-name="P85">1. <text:span text:style-name="T19">Puede que el software este lleno de errores.</text:span></text:p>
      <text:p text:style-name="P86">2. <text:span text:style-name="T20">No es nada fiables.</text:span></text:p>
      <text:p text:style-name="P99"><text:soft-page-break/></text:p>
      <text:p text:style-name="P21"><text:span text:style-name="T42">15. </text:span><text:span text:style-name="T41">Dé tres ejemplos de proyectos de software que serían abordables con el modelo basado en componentes. Sea específico.</text:span></text:p>
      <text:p text:style-name="P95"/>
      <text:p text:style-name="P117">Software clínico: un software para hospitales y clínicas. </text:p>
      <text:p text:style-name="P121"><text:span text:style-name="T22">Software educativo: sistema para la gestión</text:span> <text:span text:style-name="T30">alumnos y profesores.</text:span></text:p>
      <text:p text:style-name="P119"><text:span text:style-name="T22">Software ventas: para llevar a cabo el inventario de productos.</text:span></text:p>
      <text:p text:style-name="P97"/>
      <text:p text:style-name="P21"><text:span text:style-name="T42">16. </text:span><text:span text:style-name="T41">¿Es posible demostrar que un componente de software, o incluso un programa completo, es correcto? Entonces, ¿por qué no todos lo hacen?</text:span></text:p>
      <text:p text:style-name="P97"/>
      <text:p text:style-name="P56"><text:span text:style-name="T77">Porque no todos u</text:span><text:span text:style-name="T78">ti</text:span><text:span text:style-name="T77">lizan la misma metodología de hacer </text:span><text:span text:style-name="T22">proto</text:span><text:span text:style-name="T31">ti</text:span><text:span text:style-name="T22">pos.</text:span></text:p>
      <text:p text:style-name="P97"/>
      <text:p text:style-name="P21"><text:span text:style-name="T42">17. </text:span><text:span text:style-name="T41">¿Son lo mismo el proceso unificado y el UML? Explique su respuesta</text:span></text:p>
      <text:p text:style-name="P97"/>
      <text:p text:style-name="P53"><text:span text:style-name="T65">No, porque uml es un lenguaje que se u</text:span><text:span text:style-name="T69">ti</text:span><text:span text:style-name="T65">liza para modelar </text:span>un sistema. Y RUP es una metodología tradicional pesada que me indica unos pasos a seguir para desarrollar mi sistema.</text:p>
      <text:p text:style-name="P95"/>
      <text:p text:style-name="P102">Efectos que tiene el caos en la Ingeniería del Software</text:p>
      <text:p text:style-name="P102"/>
      <text:p text:style-name="P118">Esta técnica se basa en poner a prueba nuestro entorno de producción provocando fallos intencionados en el mismo, de forma que podamos saber cómo reacciona nuestro sistema ante estos fallos en un entorno controlado. <text:span text:style-name="T94">Estos fallos podrían ser, por ejemplo, desconectar uno de los servicios de nuestro sistema, tumbar una base de datos, o simular una caída en la red.</text:span></text:p>
      <text:p text:style-name="P120">Si llevamos a cabo esta técnica, aunque a primera vista pueda parecer peligrosa, hemos de asumir que los beneficios obtenidos de la misma serán mayores que los riesgos; ya que el hecho de provocar un fallo en nuestro sistema nos permitirá observar qué partes del mismo se comportan correctamente y cuales no, y podremos estar preparados cuando dicho fallo ocurra en un entorno no controlado.</text:p>
      <text:p text:style-name="P120">Llevar a cabo estos experimentos no es una tarea <text:span text:style-name="T95">sencilla</text:span>, por lo se definen unos pasos para que su ejecución sea lo más segura posible y sus resultados sean válidos. De esta forma podremos tomar las acciones adecuadas a la hora de solucionar los errores que hayamos encontrado.</text:p>
      <text:p text:style-name="P47">El exceso de caos, por otro lado, puede hacer imposible la coordinación y coherencia. La falta de estructura no siempre significa desorden.</text:p>
      <text:p text:style-name="P47"/>
      <text:p text:style-name="P45">La coordinación en un equipo de desarrollo de software, trae las ventajas de dar la prioridad de la velocidad de desarrollo con el enfoque de cero defectos.</text:p>
      <text:p text:style-name="P60"><text:soft-page-break/><text:span text:style-name="T40">Como programadores, siempre intentamos hacer nuestro código libre de fallos y lo más estable posible, intentando anticiparnos a todos los errores que puedan ocurrir. Ingeniería del caos va un paso más allá y nos habla de observar cómo se comporta nuestro sistema en presencia de estos fallos, de forma que, si los hemos controlado correctamente estaremos a salvo, pero si no lo hemos hecho, nos daremos cuenta de dónde están estos fallos y podremos solucionarlos. </text:span></text:p>
      <text:p text:style-name="P60"><text:span text:style-name="T12"/></text:p>
      <text:p text:style-name="P60"><text:span text:style-name="T12"/></text:p>
      <text:p text:style-name="P109">Cuestionario III</text:p>
      <text:p text:style-name="P109"/>
      <text:p text:style-name="P110">3.1. Vuelva a leer el “Manifiesto para el desarrollo ágil de software” al principio de este capítulo. ¿Puede pensar en una situación en la que uno o más de los cuatro “valores” pudieran causar problemas al equipo de software?</text:p>
      <text:p text:style-name="P110"/>
      <text:p text:style-name="P105"><text:span text:style-name="T99">S</text:span>iempre es necesario contar de un contrato con el cliente donde se especifiquen las características del software que se va a desarrollar, porque después podrían generarse problemas de inconformidad por parte del cliente, además de esto incluir al cliente en el proceso de desarrollo del software para poder tener la misma visión que el cliente.</text:p>
      <text:p text:style-name="P105">Es muy importante que el equipo tenga que adaptarse a los cambios, <text:s/>pero siempre se debe tener un plan por si las cosas no resultan bien.</text:p>
      <text:p text:style-name="P110"/>
      <text:p text:style-name="P110">3.2. Describa con sus propias palabras la agilidad (para proyectos de software).</text:p>
      <text:p text:style-name="P110"/>
      <text:p text:style-name="P105">La agilidad en los proyectos de software consiste en desarrollar el software de la manera más rápida posible, así poder satisfacer las necesidades del cliente con prontitud, pero este debe tener un proceso continuo que se adapte a los cambios y sobre todo que los responsables del desarrollo hagan participar al cliente, el equipo debe mantener orden y una constante disciplina. </text:p>
      <text:p text:style-name="P110"/>
      <text:p text:style-name="P111">3.3. ¿Por qué un proceso iterativo hace más fácil administrar el cambio? ¿Es iterativo todo proceso ágilanalizado en este capítulo? ¿Es posible terminar un proyecto en sólo una iteración y aún así conseguir que sea ágil? Explique sus respuestas.</text:p>
      <text:p text:style-name="P111"/>
      <text:p text:style-name="P107">Ya que el trabajo iterativo consiste en planificar diversos bloques temporales, y al ser entregado al usuario de manera incremental se hace más <text:s/>fácil el <text:s/>control los errores que pudieran existir <text:s/>y adaptarse a los cambios que ocurran.</text:p>
      <text:p text:style-name="P107">Si, por que todos estos procesos descritos se basan en el desarrollo ágil de software.</text:p>
      <text:p text:style-name="P107">No, porque en una sola iteración se entrega una parte del proyecto ya funcional pero faltaría revisar los errores o fallas que tenga el software; además completarlo.</text:p>
      <text:p text:style-name="P111"/>
      <text:p text:style-name="P111">3.4. ¿Podría describirse cada uno de los procesos ágiles con el uso de las actividades estructurales generales mencionadas en el capítulo 2? Construya una tabla que mapee las actividades generales en las actividades definidas para cada proceso ágil.</text:p>
      <text:p text:style-name="P111"><text:soft-page-break/></text:p>
      <text:p text:style-name="P107"/>
      <text:p text:style-name="P111"/>
      <text:p text:style-name="P110">3.5. Proponga un “principio de agilidad” más que ayudaría al equipo de ingeniería de software a ser aún más maniobrable.</text:p>
      <text:p text:style-name="P110"/>
      <text:p text:style-name="P108">Los integrantes de desarrollo de software deben tener confianza el uno del otro y tener habilidades de trabajo en grupo ya que no debe existir el egoísmo en el momento de proponer y compartir las soluciones </text:p>
      <text:p text:style-name="P110"/>
      <text:p text:style-name="P110">3.6. Seleccione un principio de agilidad mencionado en la sección 3.3.1 y trate de determinar si está incluido en cada uno de los modelos de proceso presentados en este capítulo. [Nota: sólo se presentó el panorama general de estos modelos de proceso, por lo que tal vez no fuera posible determinar si un principio está incluido en uno o más de ellos, a menos que el lector hiciera una investigación (lo que no se requiere para este problema)].</text:p>
      <text:p text:style-name="P110"/>
      <text:p text:style-name="P105">Este principio si esta presente en estos modelos de procesos pues necesariamente tenemos que entregar avances de software que funcione y de igual manera su pronta entrega. Los modelos mencionados en el capítulo nos presentan todas las características completas en sí, pero lo que todos estos modelos proponen es satisfacer al cliente a través de entregas continuas que estén funcionando. </text:p>
      <text:p text:style-name="P110"/>
      <text:p text:style-name="P110">3.7. ¿Por qué cambian tanto los requerimientos? Después de todo, ¿la gente no sabe lo que quiere?</text:p>
      <text:p text:style-name="P110"/>
      <text:p text:style-name="P106">Existen algunos factores que hacen que cambien los requerimientos, podríamos decir que uno de ellos será el desarrollo agigantado de la tecnología además de esto la falta de comunicación con los clientes de parte de los desarrolladores, la falta de recursos entre otros.</text:p>
      <text:p text:style-name="P106"/>
      <text:p text:style-name="P110">3.8. La mayoría de modelos de proceso ágil recomiendan la comunicación cara a cara. No obstante, los miembros del equipo de software y sus clientes tal vez estén alejados geográficamente. ¿Piensa usted que esto implica que debe evitarse la separación geográfica? ¿Se le ocurren formas de resolver este problema?</text:p>
      <text:p text:style-name="P110"/>
      <text:p text:style-name="P106">No, en la actualidad esto no es un punto que afecte porque existen muchas herramientas que ayudan a comunicarse de manera claro y eficaz, la manera de resolver este problema sería usar una herramienta que comunicación o <text:s/>de trabajo en equipo. <text:s/></text:p>
      <text:p text:style-name="P106"/>
      <text:p text:style-name="P110">3.9. Escriba una historia de usuario XP que describa la característica de “lugares favoritos” o “marcadores” disponible en la mayoría de navegadores web.</text:p>
      <text:p text:style-name="P110"><text:soft-page-break/></text:p>
      <text:p text:style-name="P110"/>
      <text:p text:style-name="P110">3.10. ¿Qué es una solución en punta en XP?</text:p>
      <text:p text:style-name="P110"/>
      <text:p text:style-name="P105"><text:span text:style-name="T100">E</text:span>s aquella que se adapta al desarrollo XP, donde existe la interrelación entre los clientes y desarrolladores para poder sacar los requerimientos, que permita las entregas en el menor tiempo posible, si existen cambios la metodología es adaptable, tanto así que acepta cambiar los requerimientos, modificarlos o incluso eliminarlos. </text:p>
      <text:p text:style-name="P110"/>
      <text:p text:style-name="P110">3.11. Describa con sus propias palabras los conceptos de rediseño y programación en parejas de XP.</text:p>
      <text:p text:style-name="P110"/>
      <text:p text:style-name="P106">El <text:span text:style-name="T101">re diseño</text:span> trata de usar un código fuente ya desarrollado, mediante el análisis de este, podemos modificarlo de acuerdo a nuestras necesidades.</text:p>
      <text:p text:style-name="P114">La programación en parejas XP, es que el desarrollo de software se juntan 2 personas en una sola máquina donde ambos programan, al inicio uno esta de codificador y el otro revisa y esta atento en cosas que tal vez el programador no se haya dado cuenta, y después de transcurrido un tiempo determinado las personas cambian de posición.</text:p>
      <text:p text:style-name="P110"/>
      <text:p text:style-name="P110">3.12. Haga otras lecturas y describa lo que es una caja de tiempo. ¿Cómo ayuda a un equipo DAS para que entregue incrementos de software en un corto periodo?</text:p>
      <text:p text:style-name="P106"/>
      <text:p text:style-name="P106">Una caja de tiempo en un desarrollo adaptativo de software supone un tiempo límite de entrega de las iteraciones del proyecto.</text:p>
      <text:p text:style-name="P106">Ayuda al equipo de desarrollo a evaluar los tiempos destinados a cada iteración y así hacer más efectivas las entregas al cliente.</text:p>
      <text:p text:style-name="P110"/>
      <text:p text:style-name="P110">3.13. ¿Se logra el mismo resultado con la regla de 80% del MDSD y con el enfoque de la caja de tiempo del DAS?</text:p>
      <text:p text:style-name="P110"/>
      <text:p text:style-name="P115"><text:span text:style-name="T62">Si se logra el mismo resultado debido a que esta propone la regla de Pareto: 80 por ciento de una aplicación puede entregarse en 20 por ciento del tiempo que tomaría entregarla completa. </text:span>Esto propone hacer las entregas en menos tiempo del que se plantearía la entrega total.</text:p>
      <text:p text:style-name="P110"/>
      <text:p text:style-name="P110">3.14. Con el formato de patrón de proceso presentado en el capítulo 2, desarrolle uno para cualquiera de los patrones Scrum presentados en la sección 3.5.2.</text:p>
      <text:p text:style-name="P110"/>
      <text:p text:style-name="P106">Patrón de Etapa:</text:p>
      <text:p text:style-name="P116">Adaptación y modificación del problema</text:p>
      <text:p text:style-name="P116">Patrón de Tarea:</text:p>
      <text:p text:style-name="P116">Definir los requerimientos.</text:p>
      <text:p text:style-name="P116">Patrón de Fase:</text:p>
      <text:p text:style-name="P116"><text:soft-page-break/>Modelos del trabajo.</text:p>
      <text:p text:style-name="P116">Contexto Inicial: Planeación y comunicación de la tarea.</text:p>
      <text:p text:style-name="P116">Problema: ocurrencias estructurales  de las tareas</text:p>
      <text:p text:style-name="P116">Solución: adaptar los problemas y modificarlos.</text:p>
      <text:p text:style-name="P116">Contexto Resultante: será eficaz en proyectos de plazos de entrega muy apretados</text:p>
      <text:p text:style-name="P116">Patrones Relacionados: </text:p>
      <text:p text:style-name="P110"/>
      <text:p text:style-name="P110">3.15. ¿Por qué se le llama a Cristal familia de métodos ágiles?</text:p>
      <text:p text:style-name="P110"/>
      <text:p text:style-name="P105">Porque <text:s/>la familia cristal es un conjunto de ejemplos de procesos agiles que han sido efectivos para diferentes tipos de proyectos. El objetivo es permitir que equipos ágiles seleccionen al miembro de la familia Cristal más apropiado para su proyecto y ambiente.</text:p>
      <text:p text:style-name="P110"/>
      <text:p text:style-name="P110">3.16. Con el formato de característica DIC descrito en la sección 3.5.5, defina un conjunto de características para un navegador web. Luego desarrolle un conjunto de características para el primer conjunto.</text:p>
      <text:p text:style-name="P110"/>
      <text:p text:style-name="P106">Características de un navegador web.</text:p>
      <text:p text:style-name="P106">Funciona en bloques pequeños fáciles de entender por el usuario.</text:p>
      <text:p text:style-name="P106">El diseño y representación en código son mas fáciles de inspeccionar porque son pequeñas.</text:p>
      <text:p text:style-name="P110"/>
      <text:p text:style-name="P110">3.17. Visite el sitio oficial de modelación ágil y elabore la lista completa de todos los principios fundamentales y secundarios del MA.</text:p>
      <text:p text:style-name="P110"/>
      <text:p text:style-name="P106">El contenido es m<text:span text:style-name="T103">á</text:span>s importante que la representación.</text:p>
      <text:p text:style-name="P106">Todos podemos aprender de todos.</text:p>
      <text:p text:style-name="P106">Conozca sus modelos.</text:p>
      <text:p text:style-name="P106">Conozca sus herramientas.</text:p>
      <text:p text:style-name="P106">Adaptación local.</text:p>
      <text:p text:style-name="P106">Comunicación abierta y honesta.</text:p>
      <text:p text:style-name="P106">Trabaje con el instinto de las personas.</text:p>
      <text:p text:style-name="P110"/>
      <text:p text:style-name="P110">3.18. El conjunto de herramientas propuestas en la sección 3.6 da apoyo a muchos de los aspectos “suaves” de los métodos ágiles. Debido a que la comunicación es tan importante, recomiende un conjunto de herramientas</text:p>
      <text:p text:style-name="P110">reales que podría utilizarse para que los participantes de un equipo ágil se comuniquen mejor.</text:p>
      <text:p text:style-name="P110"/>
      <text:p text:style-name="P105"><text:span text:style-name="T106">Usar herramientas adecuadas para la comunicación.</text:span> </text:p>
      <text:p text:style-name="P105">Usar la interactividad al momento de explicar y/o exponer los problemas o soluciones planteadas por los equipos de tr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Times New Roman1" svg:font-family="'Times New Roman'"/>
    <style:font-face style:name="Times New Roman" svg:font-family="'Times New Roman', serif"/>
    <style:font-face style:name="Verdana" svg:font-family="Verdana, sans-serif"/>
    <style:font-face style:name="Lucida Sans1" svg:font-family="'Lucida Sans'" style:font-family-generic="swiss"/>
    <style:font-face style:name="LeawoodStd-Bold" svg:font-family="LeawoodStd-Bold" style:font-family-generic="roman" style:font-pitch="variable"/>
    <style:font-face style:name="LeawoodStd-Book" svg:font-family="LeawoodStd-Book" style:font-family-generic="roman" style:font-pitch="variable"/>
    <style:font-face style:name="LeawoodStd-BookItalic" svg:font-family="LeawoodStd-BookItal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1:33:40.295000000</meta:creation-date>
    <dc:date>2019-05-28T15:57:47.184000000</dc:date>
    <meta:editing-duration>PT4H22S</meta:editing-duration>
    <meta:editing-cycles>79</meta:editing-cycles>
    <meta:generator>LibreOffice/6.2.2.2$Windows_X86_64 LibreOffice_project/2b840030fec2aae0fd2658d8d4f9548af4e3518d</meta:generator>
    <meta:document-statistic meta:table-count="0" meta:image-count="0" meta:object-count="0" meta:page-count="12" meta:paragraph-count="192" meta:word-count="3918" meta:character-count="24110" meta:non-whitespace-character-count="20348"/>
  </office:meta>
</office:document-meta>
</file>